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oboto" svg:font-family="Roboto" style:font-family-generic="roman" style:font-pitch="variable"/>
    <style:font-face style:name="Roboto Mono" svg:font-family="'Roboto Mono'"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oboto1" svg:font-family="Roboto" style:font-family-generic="system" style:font-pitch="variable"/>
    <style:font-face style:name="Roboto Mono1" svg:font-family="'Roboto Mono'"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fo:break-before="auto" fo:break-after="auto"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fo:break-before="auto" fo:break-after="auto"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fo:break-before="auto" fo:break-after="auto"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6944in" fo:margin-left="0in" fo:margin-top="0in" fo:margin-bottom="0in" fo:break-before="auto" fo:break-after="auto"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6944in" fo:margin-left="0in" fo:margin-top="0in" fo:margin-bottom="0in" fo:break-before="auto" fo:break-after="auto" table:align="left"/>
    </style:style>
    <style:style style:name="Table25.A" style:family="table-column">
      <style:table-column-properties style:column-width="6.6944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6944in" fo:margin-left="0in" fo:margin-top="0in" fo:margin-bottom="0in" fo:break-before="auto" fo:break-after="auto" table:align="left"/>
    </style:style>
    <style:style style:name="Table26.A" style:family="table-column">
      <style:table-column-properties style:column-width="6.6944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6944in" fo:margin-left="0in" fo:margin-top="0in" fo:margin-bottom="0in" fo:break-before="auto" fo:break-after="auto" table:align="left"/>
    </style:style>
    <style:style style:name="Table27.A" style:family="table-column">
      <style:table-column-properties style:column-width="6.6944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6944in" fo:margin-left="0in" fo:margin-top="0in" fo:margin-bottom="0in" fo:break-before="auto" fo:break-after="auto" table:align="left"/>
    </style:style>
    <style:style style:name="Table28.A" style:family="table-column">
      <style:table-column-properties style:column-width="6.6944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6944in" fo:margin-left="0in" fo:margin-top="0in" fo:margin-bottom="0in" fo:break-before="auto" fo:break-after="auto" table:align="left"/>
    </style:style>
    <style:style style:name="Table29.A" style:family="table-column">
      <style:table-column-properties style:column-width="6.6944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6944in" fo:margin-left="0in" fo:margin-top="0in" fo:margin-bottom="0in" fo:break-before="auto" fo:break-after="auto" table:align="left"/>
    </style:style>
    <style:style style:name="Table30.A" style:family="table-column">
      <style:table-column-properties style:column-width="6.6944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6944in" fo:margin-left="0in" fo:margin-top="0in" fo:margin-bottom="0in" fo:break-before="auto" fo:break-after="auto" table:align="left"/>
    </style:style>
    <style:style style:name="Table31.A" style:family="table-column">
      <style:table-column-properties style:column-width="6.6944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6944in" fo:margin-left="0in" fo:margin-top="0in" fo:margin-bottom="0in" fo:break-before="auto" fo:break-after="auto" table:align="left"/>
    </style:style>
    <style:style style:name="Table32.A" style:family="table-column">
      <style:table-column-properties style:column-width="6.6944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6944in" fo:margin-left="0in" fo:margin-top="0in" fo:margin-bottom="0in" fo:break-before="auto" fo:break-after="auto" table:align="left"/>
    </style:style>
    <style:style style:name="Table33.A" style:family="table-column">
      <style:table-column-properties style:column-width="6.6944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6944in" fo:margin-left="0in" fo:margin-top="0in" fo:margin-bottom="0in" fo:break-before="auto" fo:break-after="auto" table:align="left"/>
    </style:style>
    <style:style style:name="Table34.A" style:family="table-column">
      <style:table-column-properties style:column-width="6.6944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6944in" fo:margin-left="0in" fo:margin-top="0in" fo:margin-bottom="0in" fo:break-before="auto" fo:break-after="auto" table:align="left"/>
    </style:style>
    <style:style style:name="Table35.A" style:family="table-column">
      <style:table-column-properties style:column-width="6.6944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6944in" fo:margin-left="0in" fo:margin-top="0in" fo:margin-bottom="0in" fo:break-before="auto" fo:break-after="auto" table:align="left"/>
    </style:style>
    <style:style style:name="Table36.A" style:family="table-column">
      <style:table-column-properties style:column-width="6.6944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6944in" fo:margin-left="0in" fo:margin-top="0in" fo:margin-bottom="0in" fo:break-before="auto" fo:break-after="auto" table:align="left"/>
    </style:style>
    <style:style style:name="Table37.A" style:family="table-column">
      <style:table-column-properties style:column-width="6.6944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6944in" fo:margin-left="0in" fo:margin-top="0in" fo:margin-bottom="0in" fo:break-before="auto" fo:break-after="auto" table:align="left"/>
    </style:style>
    <style:style style:name="Table38.A" style:family="table-column">
      <style:table-column-properties style:column-width="6.6944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Table39" style:family="table">
      <style:table-properties style:width="6.6944in" fo:margin-left="0in" fo:margin-top="0in" fo:margin-bottom="0in" fo:break-before="auto" fo:break-after="auto" table:align="left"/>
    </style:style>
    <style:style style:name="Table39.A" style:family="table-column">
      <style:table-column-properties style:column-width="6.6944in"/>
    </style:style>
    <style:style style:name="Table39.1" style:family="table-row">
      <style:table-row-properties fo:keep-together="auto"/>
    </style:style>
    <style:style style:name="Table39.A1" style:family="table-cell">
      <style:table-cell-properties style:vertical-align="" fo:background-color="#f8f8f8" fo:padding="0.0694in" fo:border="none">
        <style:background-image/>
      </style:table-cell-properties>
    </style:style>
    <style:style style:name="Table40" style:family="table">
      <style:table-properties style:width="6.6944in" fo:margin-left="0in" fo:margin-top="0in" fo:margin-bottom="0in" fo:break-before="auto" fo:break-after="auto" table:align="left"/>
    </style:style>
    <style:style style:name="Table40.A" style:family="table-column">
      <style:table-column-properties style:column-width="6.6944in"/>
    </style:style>
    <style:style style:name="Table40.1" style:family="table-row">
      <style:table-row-properties fo:keep-together="auto"/>
    </style:style>
    <style:style style:name="Table40.A1" style:family="table-cell">
      <style:table-cell-properties style:vertical-align="" fo:background-color="#f8f8f8" fo:padding="0.0694in" fo:border="none">
        <style:background-image/>
      </style:table-cell-properties>
    </style:style>
    <style:style style:name="Table41" style:family="table">
      <style:table-properties style:width="6.6944in" fo:margin-left="0in" fo:margin-top="0in" fo:margin-bottom="0in" fo:break-before="auto" fo:break-after="auto" table:align="left"/>
    </style:style>
    <style:style style:name="Table41.A" style:family="table-column">
      <style:table-column-properties style:column-width="6.6944in"/>
    </style:style>
    <style:style style:name="Table41.1" style:family="table-row">
      <style:table-row-properties fo:keep-together="auto"/>
    </style:style>
    <style:style style:name="Table41.A1" style:family="table-cell">
      <style:table-cell-properties style:vertical-align="" fo:background-color="#f8f8f8" fo:padding="0.0694in" fo:border="none">
        <style:background-image/>
      </style:table-cell-properties>
    </style:style>
    <style:style style:name="Table42" style:family="table">
      <style:table-properties style:width="6.6944in" fo:margin-left="0in" fo:margin-top="0in" fo:margin-bottom="0in" fo:break-before="auto" fo:break-after="auto" table:align="left"/>
    </style:style>
    <style:style style:name="Table42.A" style:family="table-column">
      <style:table-column-properties style:column-width="6.6944in"/>
    </style:style>
    <style:style style:name="Table42.1" style:family="table-row">
      <style:table-row-properties fo:keep-together="auto"/>
    </style:style>
    <style:style style:name="Table42.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end" style:justify-single-word="false" fo:break-before="auto" fo:break-after="auto"/>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2" style:family="paragraph" style:parent-style-name="Standard">
      <style:paragraph-properties fo:margin-top="0.1665in" fo:margin-bottom="0.1665in" loext:contextual-spacing="false" fo:line-height="100%"/>
    </style:style>
    <style:style style:name="P23" style:family="paragraph" style:parent-style-name="Standard">
      <style:paragraph-properties fo:margin-top="0.1665in" fo:margin-bottom="0.1665in" loext:contextual-spacing="false" fo:line-height="100%" fo:text-align="start" style:justify-single-word="false"/>
    </style:style>
    <style:style style:name="P24" style:family="paragraph" style:parent-style-name="Standard" style:list-style-name="WWNum44">
      <style:paragraph-properties fo:margin-left="0.5in" fo:margin-right="0in" fo:margin-top="0.1665in" fo:margin-bottom="0in" loext:contextual-spacing="false" fo:line-height="100%" fo:text-align="start" style:justify-single-word="false" fo:text-indent="-0.25in" style:auto-text-indent="false"/>
    </style:style>
    <style:style style:name="P25" style:family="paragraph" style:parent-style-name="Standard" style:list-style-name="WWNum23">
      <style:paragraph-properties fo:margin-left="0.5in" fo:margin-right="0in" fo:margin-top="0.1665in" fo:margin-bottom="0in" loext:contextual-spacing="false" fo:line-height="100%" fo:text-align="start" style:justify-single-word="false" fo:text-indent="-0.25in" style:auto-text-indent="false"/>
    </style:style>
    <style:style style:name="P26" style:family="paragraph" style:parent-style-name="Standard" style:list-style-name="WWNum6">
      <style:paragraph-properties fo:margin-left="0.5in" fo:margin-right="0in" fo:margin-top="0.1665in" fo:margin-bottom="0in" loext:contextual-spacing="false" fo:line-height="100%" fo:text-align="start" style:justify-single-word="false" fo:text-indent="-0.25in" style:auto-text-indent="false"/>
    </style:style>
    <style:style style:name="P27" style:family="paragraph" style:parent-style-name="Standard" style:list-style-name="WWNum16">
      <style:paragraph-properties fo:margin-left="0.5in" fo:margin-right="0in" fo:margin-top="0.1665in" fo:margin-bottom="0in" loext:contextual-spacing="false" fo:line-height="100%" fo:text-align="start" style:justify-single-word="false" fo:text-indent="-0.25in" style:auto-text-indent="false"/>
    </style:style>
    <style:style style:name="P28" style:family="paragraph" style:parent-style-name="Standard" style:list-style-name="WWNum50">
      <style:paragraph-properties fo:margin-left="0.5in" fo:margin-right="0in" fo:margin-top="0.1665in" fo:margin-bottom="0in" loext:contextual-spacing="false" fo:line-height="100%" fo:text-align="start" style:justify-single-word="false" fo:text-indent="-0.25in" style:auto-text-indent="false"/>
    </style:style>
    <style:style style:name="P29" style:family="paragraph" style:parent-style-name="Standard" style:list-style-name="WWNum26">
      <style:paragraph-properties fo:margin-left="0.5in" fo:margin-right="0in" fo:margin-top="0.1665in" fo:margin-bottom="0in" loext:contextual-spacing="false" fo:line-height="100%" fo:text-align="start" style:justify-single-word="false" fo:text-indent="-0.25in" style:auto-text-indent="false"/>
    </style:style>
    <style:style style:name="P30" style:family="paragraph" style:parent-style-name="Standard" style:list-style-name="WWNum20">
      <style:paragraph-properties fo:margin-left="0.5in" fo:margin-right="0in" fo:margin-top="0.1665in" fo:margin-bottom="0in" loext:contextual-spacing="false" fo:line-height="100%" fo:text-align="start" style:justify-single-word="false" fo:text-indent="-0.25in" style:auto-text-indent="false"/>
    </style:style>
    <style:style style:name="P31" style:family="paragraph" style:parent-style-name="Standard" style:list-style-name="WWNum30">
      <style:paragraph-properties fo:margin-left="0.5in" fo:margin-right="0in" fo:margin-top="0.1665in" fo:margin-bottom="0in" loext:contextual-spacing="false" fo:line-height="100%" fo:text-align="start" style:justify-single-word="false" fo:text-indent="-0.25in" style:auto-text-indent="false"/>
    </style:style>
    <style:style style:name="P32" style:family="paragraph" style:parent-style-name="Standard" style:list-style-name="WWNum10">
      <style:paragraph-properties fo:margin-left="0.5in" fo:margin-right="0in" fo:margin-top="0.1665in" fo:margin-bottom="0in" loext:contextual-spacing="false" fo:line-height="100%" fo:text-align="start" style:justify-single-word="false" fo:text-indent="-0.25in" style:auto-text-indent="false"/>
    </style:style>
    <style:style style:name="P33" style:family="paragraph" style:parent-style-name="Standard" style:list-style-name="WWNum47">
      <style:paragraph-properties fo:margin-left="0.5in" fo:margin-right="0in" fo:margin-top="0.1665in" fo:margin-bottom="0in" loext:contextual-spacing="false" fo:line-height="100%" fo:text-align="start" style:justify-single-word="false" fo:text-indent="-0.25in" style:auto-text-indent="false"/>
    </style:style>
    <style:style style:name="P34" style:family="paragraph" style:parent-style-name="Standard" style:list-style-name="WWNum9">
      <style:paragraph-properties fo:margin-left="0.5in" fo:margin-right="0in" fo:margin-top="0.1665in" fo:margin-bottom="0in" loext:contextual-spacing="false" fo:line-height="100%" fo:text-align="start" style:justify-single-word="false" fo:text-indent="-0.25in" style:auto-text-indent="false"/>
    </style:style>
    <style:style style:name="P35" style:family="paragraph" style:parent-style-name="Standard" style:list-style-name="WWNum40">
      <style:paragraph-properties fo:margin-left="0.5in" fo:margin-right="0in" fo:margin-top="0.1665in" fo:margin-bottom="0in" loext:contextual-spacing="false" fo:line-height="100%" fo:text-align="start" style:justify-single-word="false" fo:text-indent="-0.25in" style:auto-text-indent="false"/>
    </style:style>
    <style:style style:name="P36" style:family="paragraph" style:parent-style-name="Standard" style:list-style-name="WWNum25">
      <style:paragraph-properties fo:margin-left="0.5in" fo:margin-right="0in" fo:margin-top="0.1665in" fo:margin-bottom="0in" loext:contextual-spacing="false" fo:line-height="100%" fo:text-align="start" style:justify-single-word="false" fo:text-indent="-0.25in" style:auto-text-indent="false"/>
    </style:style>
    <style:style style:name="P37" style:family="paragraph" style:parent-style-name="Standard" style:list-style-name="WWNum8">
      <style:paragraph-properties fo:margin-left="0.5in" fo:margin-right="0in" fo:margin-top="0.1665in" fo:margin-bottom="0in" loext:contextual-spacing="false" fo:line-height="100%" fo:text-align="start" style:justify-single-word="false" fo:text-indent="-0.25in" style:auto-text-indent="false"/>
    </style:style>
    <style:style style:name="P38" style:family="paragraph" style:parent-style-name="Standard" style:list-style-name="WWNum18">
      <style:paragraph-properties fo:margin-left="0.5in" fo:margin-right="0in" fo:margin-top="0.1665in" fo:margin-bottom="0in" loext:contextual-spacing="false" fo:line-height="100%" fo:text-align="start" style:justify-single-word="false" fo:text-indent="-0.25in" style:auto-text-indent="false"/>
    </style:style>
    <style:style style:name="P39" style:family="paragraph" style:parent-style-name="Standard" style:list-style-name="WWNum5">
      <style:paragraph-properties fo:margin-left="0.5in" fo:margin-right="0in" fo:margin-top="0.1665in" fo:margin-bottom="0in" loext:contextual-spacing="false" fo:line-height="100%" fo:text-align="start" style:justify-single-word="false" fo:text-indent="-0.25in" style:auto-text-indent="false"/>
    </style:style>
    <style:style style:name="P40" style:family="paragraph" style:parent-style-name="Standard" style:list-style-name="WWNum48">
      <style:paragraph-properties fo:margin-left="0.5in" fo:margin-right="0in" fo:margin-top="0.1665in" fo:margin-bottom="0in" loext:contextual-spacing="false" fo:line-height="100%" fo:text-align="start" style:justify-single-word="false" fo:text-indent="-0.25in" style:auto-text-indent="false"/>
    </style:style>
    <style:style style:name="P41" style:family="paragraph" style:parent-style-name="Standard" style:list-style-name="WWNum3">
      <style:paragraph-properties fo:margin-left="0.5in" fo:margin-right="0in" fo:margin-top="0.1665in" fo:margin-bottom="0in" loext:contextual-spacing="false" fo:line-height="100%" fo:text-align="start" style:justify-single-word="false" fo:text-indent="-0.25in" style:auto-text-indent="false"/>
    </style:style>
    <style:style style:name="P42" style:family="paragraph" style:parent-style-name="Standard" style:list-style-name="WWNum31">
      <style:paragraph-properties fo:margin-left="0.5in" fo:margin-right="0in" fo:margin-top="0.1665in" fo:margin-bottom="0in" loext:contextual-spacing="false" fo:line-height="100%" fo:text-align="start" style:justify-single-word="false" fo:text-indent="-0.25in" style:auto-text-indent="false"/>
    </style:style>
    <style:style style:name="P43" style:family="paragraph" style:parent-style-name="Standard" style:list-style-name="WWNum44">
      <style:paragraph-properties fo:margin-left="0.5in" fo:margin-right="0in" fo:margin-top="0in" fo:margin-bottom="0.1665in" loext:contextual-spacing="false" fo:line-height="100%" fo:text-align="start" style:justify-single-word="false" fo:text-indent="-0.25in" style:auto-text-indent="false"/>
    </style:style>
    <style:style style:name="P44" style:family="paragraph" style:parent-style-name="Standard" style:list-style-name="WWNum23">
      <style:paragraph-properties fo:margin-left="0.5in" fo:margin-right="0in" fo:margin-top="0in" fo:margin-bottom="0.1665in" loext:contextual-spacing="false" fo:line-height="100%" fo:text-align="start" style:justify-single-word="false" fo:text-indent="-0.25in" style:auto-text-indent="false"/>
    </style:style>
    <style:style style:name="P45" style:family="paragraph" style:parent-style-name="Standard" style:list-style-name="WWNum6">
      <style:paragraph-properties fo:margin-left="0.5in" fo:margin-right="0in" fo:margin-top="0in" fo:margin-bottom="0.1665in" loext:contextual-spacing="false" fo:line-height="100%" fo:text-align="start" style:justify-single-word="false" fo:text-indent="-0.25in" style:auto-text-indent="false"/>
    </style:style>
    <style:style style:name="P46" style:family="paragraph" style:parent-style-name="Standard" style:list-style-name="WWNum16">
      <style:paragraph-properties fo:margin-left="0.5in" fo:margin-right="0in" fo:margin-top="0in" fo:margin-bottom="0.1665in" loext:contextual-spacing="false" fo:line-height="100%" fo:text-align="start" style:justify-single-word="false" fo:text-indent="-0.25in" style:auto-text-indent="false"/>
    </style:style>
    <style:style style:name="P47" style:family="paragraph" style:parent-style-name="Standard" style:list-style-name="WWNum50">
      <style:paragraph-properties fo:margin-left="0.5in" fo:margin-right="0in" fo:margin-top="0in" fo:margin-bottom="0.1665in" loext:contextual-spacing="false" fo:line-height="100%" fo:text-align="start" style:justify-single-word="false" fo:text-indent="-0.25in" style:auto-text-indent="false"/>
    </style:style>
    <style:style style:name="P48" style:family="paragraph" style:parent-style-name="Standard" style:list-style-name="WWNum26">
      <style:paragraph-properties fo:margin-left="0.5in" fo:margin-right="0in" fo:margin-top="0in" fo:margin-bottom="0.1665in" loext:contextual-spacing="false" fo:line-height="100%" fo:text-align="start" style:justify-single-word="false" fo:text-indent="-0.25in" style:auto-text-indent="false"/>
    </style:style>
    <style:style style:name="P49" style:family="paragraph" style:parent-style-name="Standard" style:list-style-name="WWNum20">
      <style:paragraph-properties fo:margin-left="0.5in" fo:margin-right="0in" fo:margin-top="0in" fo:margin-bottom="0.1665in" loext:contextual-spacing="false" fo:line-height="100%" fo:text-align="start" style:justify-single-word="false" fo:text-indent="-0.25in" style:auto-text-indent="false"/>
    </style:style>
    <style:style style:name="P50" style:family="paragraph" style:parent-style-name="Standard" style:list-style-name="WWNum30">
      <style:paragraph-properties fo:margin-left="0.5in" fo:margin-right="0in" fo:margin-top="0in" fo:margin-bottom="0.1665in" loext:contextual-spacing="false" fo:line-height="100%" fo:text-align="start" style:justify-single-word="false" fo:text-indent="-0.25in" style:auto-text-indent="false"/>
    </style:style>
    <style:style style:name="P51" style:family="paragraph" style:parent-style-name="Standard" style:list-style-name="WWNum10">
      <style:paragraph-properties fo:margin-left="0.5in" fo:margin-right="0in" fo:margin-top="0in" fo:margin-bottom="0.1665in" loext:contextual-spacing="false" fo:line-height="100%" fo:text-align="start" style:justify-single-word="false" fo:text-indent="-0.25in" style:auto-text-indent="false"/>
    </style:style>
    <style:style style:name="P52" style:family="paragraph" style:parent-style-name="Standard" style:list-style-name="WWNum9">
      <style:paragraph-properties fo:margin-left="0.5in" fo:margin-right="0in" fo:margin-top="0in" fo:margin-bottom="0.1665in" loext:contextual-spacing="false" fo:line-height="100%" fo:text-align="start" style:justify-single-word="false" fo:text-indent="-0.25in" style:auto-text-indent="false"/>
    </style:style>
    <style:style style:name="P53" style:family="paragraph" style:parent-style-name="Standard" style:list-style-name="WWNum40">
      <style:paragraph-properties fo:margin-left="0.5in" fo:margin-right="0in" fo:margin-top="0in" fo:margin-bottom="0.1665in" loext:contextual-spacing="false" fo:line-height="100%" fo:text-align="start" style:justify-single-word="false" fo:text-indent="-0.25in" style:auto-text-indent="false"/>
    </style:style>
    <style:style style:name="P54" style:family="paragraph" style:parent-style-name="Standard" style:list-style-name="WWNum5">
      <style:paragraph-properties fo:margin-left="0.5in" fo:margin-right="0in" fo:margin-top="0in" fo:margin-bottom="0.1665in" loext:contextual-spacing="false" fo:line-height="100%" fo:text-align="start" style:justify-single-word="false" fo:text-indent="-0.25in" style:auto-text-indent="false"/>
    </style:style>
    <style:style style:name="P55" style:family="paragraph" style:parent-style-name="Standard" style:list-style-name="WWNum48">
      <style:paragraph-properties fo:margin-left="0.5in" fo:margin-right="0in" fo:margin-top="0in" fo:margin-bottom="0.1665in" loext:contextual-spacing="false" fo:line-height="100%" fo:text-align="start" style:justify-single-word="false" fo:text-indent="-0.25in" style:auto-text-indent="false"/>
    </style:style>
    <style:style style:name="P56" style:family="paragraph" style:parent-style-name="Standard" style:list-style-name="WWNum3">
      <style:paragraph-properties fo:margin-left="0.5in" fo:margin-right="0in" fo:margin-top="0in" fo:margin-bottom="0.1665in" loext:contextual-spacing="false" fo:line-height="100%" fo:text-align="start" style:justify-single-word="false" fo:text-indent="-0.25in" style:auto-text-indent="false"/>
    </style:style>
    <style:style style:name="P57" style:family="paragraph" style:parent-style-name="Standard" style:list-style-name="WWNum31">
      <style:paragraph-properties fo:margin-left="0.5in" fo:margin-right="0in" fo:margin-top="0in" fo:margin-bottom="0.1665in" loext:contextual-spacing="false" fo:line-height="100%" fo:text-align="start" style:justify-single-word="false" fo:text-indent="-0.25in" style:auto-text-indent="false"/>
    </style:style>
    <style:style style:name="P58" style:family="paragraph" style:parent-style-name="Standard" style:list-style-name="WWNum7">
      <style:paragraph-properties fo:margin-left="0.5in" fo:margin-right="0in" fo:margin-top="0.1665in" fo:margin-bottom="0.1665in" loext:contextual-spacing="false" fo:line-height="100%" fo:text-align="start" style:justify-single-word="false" fo:text-indent="-0.25in" style:auto-text-indent="false"/>
    </style:style>
    <style:style style:name="P59" style:family="paragraph" style:parent-style-name="Standard" style:list-style-name="WWNum46">
      <style:paragraph-properties fo:margin-left="0.5in" fo:margin-right="0in" fo:margin-top="0.1665in" fo:margin-bottom="0.1665in" loext:contextual-spacing="false" fo:line-height="100%" fo:text-align="start" style:justify-single-word="false" fo:text-indent="-0.25in" style:auto-text-indent="false"/>
    </style:style>
    <style:style style:name="P60" style:family="paragraph" style:parent-style-name="Standard" style:list-style-name="WWNum21">
      <style:paragraph-properties fo:margin-left="0.5in" fo:margin-right="0in" fo:margin-top="0.1665in" fo:margin-bottom="0.1665in" loext:contextual-spacing="false" fo:line-height="100%" fo:text-align="start" style:justify-single-word="false" fo:text-indent="-0.25in" style:auto-text-indent="false"/>
    </style:style>
    <style:style style:name="P61" style:family="paragraph" style:parent-style-name="Standard" style:list-style-name="WWNum49">
      <style:paragraph-properties fo:margin-left="0.5in" fo:margin-right="0in" fo:margin-top="0.1665in" fo:margin-bottom="0.1665in" loext:contextual-spacing="false" fo:line-height="100%" fo:text-align="start" style:justify-single-word="false" fo:text-indent="-0.25in" style:auto-text-indent="false"/>
    </style:style>
    <style:style style:name="P62" style:family="paragraph" style:parent-style-name="Standard" style:list-style-name="WWNum37">
      <style:paragraph-properties fo:margin-left="0.5in" fo:margin-right="0in" fo:margin-top="0.1665in" fo:margin-bottom="0.1665in" loext:contextual-spacing="false" fo:line-height="100%" fo:text-align="start" style:justify-single-word="false" fo:text-indent="-0.25in" style:auto-text-indent="false"/>
    </style:style>
    <style:style style:name="P63" style:family="paragraph" style:parent-style-name="Standard" style:list-style-name="WWNum13">
      <style:paragraph-properties fo:margin-left="0.5in" fo:margin-right="0in" fo:margin-top="0.1665in" fo:margin-bottom="0.1665in" loext:contextual-spacing="false" fo:line-height="100%" fo:text-align="start" style:justify-single-word="false" fo:text-indent="-0.25in" style:auto-text-indent="false"/>
    </style:style>
    <style:style style:name="P64" style:family="paragraph" style:parent-style-name="Standard" style:list-style-name="WWNum29">
      <style:paragraph-properties fo:margin-left="0.5in" fo:margin-right="0in" fo:margin-top="0.1665in" fo:margin-bottom="0.1665in" loext:contextual-spacing="false" fo:line-height="100%" fo:text-align="start" style:justify-single-word="false" fo:text-indent="-0.25in" style:auto-text-indent="false"/>
    </style:style>
    <style:style style:name="P65" style:family="paragraph" style:parent-style-name="Standard" style:list-style-name="WWNum12">
      <style:paragraph-properties fo:margin-left="0.5in" fo:margin-right="0in" fo:margin-top="0.1665in" fo:margin-bottom="0.1665in" loext:contextual-spacing="false" fo:line-height="100%" fo:text-align="start" style:justify-single-word="false" fo:text-indent="-0.25in" style:auto-text-indent="false"/>
    </style:style>
    <style:style style:name="P66" style:family="paragraph" style:parent-style-name="Standard" style:list-style-name="WWNum2">
      <style:paragraph-properties fo:margin-left="0.5in" fo:margin-right="0in" fo:margin-top="0.1665in" fo:margin-bottom="0.1665in" loext:contextual-spacing="false" fo:line-height="100%" fo:text-align="start" style:justify-single-word="false" fo:text-indent="-0.25in" style:auto-text-indent="false"/>
    </style:style>
    <style:style style:name="P67" style:family="paragraph" style:parent-style-name="Standard" style:list-style-name="WWNum32">
      <style:paragraph-properties fo:margin-left="0.5in" fo:margin-right="0in" fo:margin-top="0.1665in" fo:margin-bottom="0.1665in" loext:contextual-spacing="false" fo:line-height="100%" fo:text-align="start" style:justify-single-word="false" fo:text-indent="-0.25in" style:auto-text-indent="false"/>
    </style:style>
    <style:style style:name="P68" style:family="paragraph" style:parent-style-name="Standard" style:list-style-name="WWNum11">
      <style:paragraph-properties fo:margin-left="0.5in" fo:margin-right="0in" fo:margin-top="0.1665in" fo:margin-bottom="0.1665in" loext:contextual-spacing="false" fo:line-height="100%" fo:text-align="start" style:justify-single-word="false" fo:text-indent="-0.25in" style:auto-text-indent="false"/>
    </style:style>
    <style:style style:name="P69" style:family="paragraph" style:parent-style-name="Standard" style:list-style-name="WWNum14">
      <style:paragraph-properties fo:margin-left="0.5in" fo:margin-right="0in" fo:margin-top="0.1665in" fo:margin-bottom="0.1665in" loext:contextual-spacing="false" fo:line-height="100%" fo:text-align="start" style:justify-single-word="false" fo:text-indent="-0.25in" style:auto-text-indent="false"/>
    </style:style>
    <style:style style:name="P70" style:family="paragraph" style:parent-style-name="Standard" style:list-style-name="WWNum4">
      <style:paragraph-properties fo:margin-left="0.5in" fo:margin-right="0in" fo:margin-top="0.1665in" fo:margin-bottom="0.1665in" loext:contextual-spacing="false" fo:line-height="100%" fo:text-align="start" style:justify-single-word="false" fo:text-indent="-0.25in" style:auto-text-indent="false"/>
    </style:style>
    <style:style style:name="P71" style:family="paragraph" style:parent-style-name="Standard" style:list-style-name="WWNum33">
      <style:paragraph-properties fo:margin-left="0.5in" fo:margin-right="0in" fo:margin-top="0.1665in" fo:margin-bottom="0.1665in" loext:contextual-spacing="false" fo:line-height="100%" fo:text-align="start" style:justify-single-word="false" fo:text-indent="-0.25in" style:auto-text-indent="false"/>
    </style:style>
    <style:style style:name="P72" style:family="paragraph" style:parent-style-name="Standard" style:list-style-name="WWNum36">
      <style:paragraph-properties fo:margin-left="0.5in" fo:margin-right="0in" fo:margin-top="0.1665in" fo:margin-bottom="0.1665in" loext:contextual-spacing="false" fo:line-height="100%" fo:text-align="start" style:justify-single-word="false" fo:text-indent="-0.25in" style:auto-text-indent="false"/>
    </style:style>
    <style:style style:name="P73" style:family="paragraph" style:parent-style-name="Standard" style:list-style-name="WWNum1">
      <style:paragraph-properties fo:margin-left="0.5in" fo:margin-right="0in" fo:margin-top="0.1665in" fo:margin-bottom="0.1665in" loext:contextual-spacing="false" fo:line-height="100%" fo:text-align="start" style:justify-single-word="false" fo:text-indent="-0.25in" style:auto-text-indent="false"/>
    </style:style>
    <style:style style:name="P74" style:family="paragraph" style:parent-style-name="Standard" style:list-style-name="WWNum42">
      <style:paragraph-properties fo:margin-left="0.5in" fo:margin-right="0in" fo:margin-top="0.1665in" fo:margin-bottom="0.1665in" loext:contextual-spacing="false" fo:line-height="100%" fo:text-align="start" style:justify-single-word="false" fo:text-indent="-0.25in" style:auto-text-indent="false"/>
    </style:style>
    <style:style style:name="P75" style:family="paragraph" style:parent-style-name="Standard" style:list-style-name="WWNum17">
      <style:paragraph-properties fo:margin-left="0.5in" fo:margin-right="0in" fo:margin-top="0.1665in" fo:margin-bottom="0.1665in" loext:contextual-spacing="false" fo:line-height="100%" fo:text-align="start" style:justify-single-word="false" fo:text-indent="-0.25in" style:auto-text-indent="false"/>
    </style:style>
    <style:style style:name="P76" style:family="paragraph" style:parent-style-name="Standard" style:list-style-name="WWNum38">
      <style:paragraph-properties fo:margin-left="0.5in" fo:margin-right="0in" fo:margin-top="0.1665in" fo:margin-bottom="0.1665in" loext:contextual-spacing="false" fo:line-height="100%" fo:text-align="start" style:justify-single-word="false" fo:text-indent="-0.25in" style:auto-text-indent="false"/>
    </style:style>
    <style:style style:name="P77" style:family="paragraph" style:parent-style-name="Standard" style:list-style-name="WWNum22">
      <style:paragraph-properties fo:margin-left="0.5in" fo:margin-right="0in" fo:margin-top="0.1665in" fo:margin-bottom="0.1665in" loext:contextual-spacing="false" fo:line-height="100%" fo:text-align="start" style:justify-single-word="false" fo:text-indent="-0.25in" style:auto-text-indent="false"/>
    </style:style>
    <style:style style:name="P78" style:family="paragraph" style:parent-style-name="Standard" style:list-style-name="WWNum43">
      <style:paragraph-properties fo:margin-left="0.5in" fo:margin-right="0in" fo:margin-top="0.1665in" fo:margin-bottom="0.1665in" loext:contextual-spacing="false" fo:line-height="100%" fo:text-align="start" style:justify-single-word="false" fo:text-indent="-0.25in" style:auto-text-indent="false"/>
    </style:style>
    <style:style style:name="P79" style:family="paragraph" style:parent-style-name="Standard" style:list-style-name="WWNum39">
      <style:paragraph-properties fo:margin-left="0.5in" fo:margin-right="0in" fo:margin-top="0.1665in" fo:margin-bottom="0.1665in" loext:contextual-spacing="false" fo:line-height="100%" fo:text-align="start" style:justify-single-word="false" fo:text-indent="-0.25in" style:auto-text-indent="false"/>
    </style:style>
    <style:style style:name="P80" style:family="paragraph" style:parent-style-name="Standard" style:list-style-name="WWNum34">
      <style:paragraph-properties fo:margin-left="0.5in" fo:margin-right="0in" fo:margin-top="0.1665in" fo:margin-bottom="0.1665in" loext:contextual-spacing="false" fo:line-height="100%" fo:text-align="start" style:justify-single-word="false" fo:text-indent="-0.25in" style:auto-text-indent="false"/>
    </style:style>
    <style:style style:name="P81" style:family="paragraph" style:parent-style-name="Standard" style:list-style-name="WWNum19">
      <style:paragraph-properties fo:margin-left="0.5in" fo:margin-right="0in" fo:margin-top="0.1665in" fo:margin-bottom="0.1665in" loext:contextual-spacing="false" fo:line-height="100%" fo:text-align="start" style:justify-single-word="false" fo:text-indent="-0.25in" style:auto-text-indent="false"/>
    </style:style>
    <style:style style:name="P82" style:family="paragraph" style:parent-style-name="Standard" style:list-style-name="WWNum35">
      <style:paragraph-properties fo:margin-left="0.5in" fo:margin-right="0in" fo:margin-top="0.1665in" fo:margin-bottom="0.1665in" loext:contextual-spacing="false" fo:line-height="100%" fo:text-align="start" style:justify-single-word="false" fo:text-indent="-0.25in" style:auto-text-indent="false"/>
    </style:style>
    <style:style style:name="P83" style:family="paragraph" style:parent-style-name="Standard" style:list-style-name="WWNum45">
      <style:paragraph-properties fo:margin-left="0.5in" fo:margin-right="0in" fo:margin-top="0.1665in" fo:margin-bottom="0.1665in" loext:contextual-spacing="false" fo:line-height="100%" fo:text-align="start" style:justify-single-word="false" fo:text-indent="-0.25in" style:auto-text-indent="false"/>
    </style:style>
    <style:style style:name="P84" style:family="paragraph" style:parent-style-name="Standard" style:list-style-name="WWNum15">
      <style:paragraph-properties fo:margin-left="0.5in" fo:margin-right="0in" fo:margin-top="0.1665in" fo:margin-bottom="0.1665in" loext:contextual-spacing="false" fo:line-height="100%" fo:text-align="start" style:justify-single-word="false" fo:text-indent="-0.25in" style:auto-text-indent="false"/>
    </style:style>
    <style:style style:name="P85" style:family="paragraph" style:parent-style-name="Standard" style:list-style-name="WWNum41">
      <style:paragraph-properties fo:margin-left="0.5in" fo:margin-right="0in" fo:margin-top="0.1665in" fo:margin-bottom="0.1665in" loext:contextual-spacing="false" fo:line-height="100%" fo:text-align="start" style:justify-single-word="false" fo:text-indent="-0.25in" style:auto-text-indent="false"/>
    </style:style>
    <style:style style:name="P86" style:family="paragraph" style:parent-style-name="Standard" style:list-style-name="WWNum28">
      <style:paragraph-properties fo:margin-left="0.5in" fo:margin-right="0in" fo:margin-top="0.1665in" fo:margin-bottom="0.1665in" loext:contextual-spacing="false" fo:line-height="100%" fo:text-align="start" style:justify-single-word="false" fo:text-indent="-0.25in" style:auto-text-indent="false"/>
    </style:style>
    <style:style style:name="P87" style:family="paragraph" style:parent-style-name="Standard" style:list-style-name="WWNum27">
      <style:paragraph-properties fo:margin-left="0.5in" fo:margin-right="0in" fo:margin-top="0.1665in" fo:margin-bottom="0.1665in" loext:contextual-spacing="false" fo:line-height="100%" fo:text-align="start" style:justify-single-word="false" fo:text-indent="-0.25in" style:auto-text-indent="false"/>
    </style:style>
    <style:style style:name="P88" style:family="paragraph" style:parent-style-name="Standard" style:list-style-name="WWNum5">
      <style:paragraph-properties fo:margin-left="0.5in" fo:margin-right="0in" fo:margin-top="0in" fo:margin-bottom="0in" loext:contextual-spacing="false" fo:line-height="100%" fo:text-align="start" style:justify-single-word="false" fo:text-indent="-0.25in" style:auto-text-indent="false"/>
    </style:style>
    <style:style style:name="P89" style:family="paragraph" style:parent-style-name="Standard" style:list-style-name="WWNum48">
      <style:paragraph-properties fo:margin-left="0.5in" fo:margin-right="0in" fo:margin-top="0in" fo:margin-bottom="0in" loext:contextual-spacing="false" fo:line-height="100%" fo:text-align="start" style:justify-single-word="false" fo:text-indent="-0.25in" style:auto-text-indent="false"/>
    </style:style>
    <style:style style:name="P90" style:family="paragraph" style:parent-style-name="Standard" style:list-style-name="WWNum3">
      <style:paragraph-properties fo:margin-left="0.5in" fo:margin-right="0in" fo:margin-top="0in" fo:margin-bottom="0in" loext:contextual-spacing="false" fo:line-height="100%" fo:text-align="start" style:justify-single-word="false" fo:text-indent="-0.25in" style:auto-text-indent="false"/>
    </style:style>
    <style:style style:name="P91" style:family="paragraph" style:parent-style-name="Standard" style:list-style-name="WWNum31">
      <style:paragraph-properties fo:margin-left="0.5in" fo:margin-right="0in" fo:margin-top="0in" fo:margin-bottom="0in" loext:contextual-spacing="false" fo:line-height="100%" fo:text-align="start" style:justify-single-word="false" fo:text-indent="-0.25in" style:auto-text-indent="false"/>
    </style:style>
    <style:style style:name="P9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93" style:family="paragraph" style:parent-style-name="Standard">
      <style:paragraph-properties fo:margin-top="0in" fo:margin-bottom="0.1665in" loext:contextual-spacing="false" fo:line-height="100%"/>
    </style:style>
    <style:style style:name="P94" style:family="paragraph" style:parent-style-name="Standard">
      <style:paragraph-properties fo:margin-left="0.5in" fo:margin-right="0in" fo:margin-top="0.1665in" fo:margin-bottom="0.1665in" loext:contextual-spacing="false" fo:line-height="100%" fo:text-align="start" style:justify-single-word="false" fo:text-indent="0in" style:auto-text-indent="false"/>
    </style:style>
    <style:style style:name="P95" style:family="paragraph" style:parent-style-name="Heading_20_1" style:list-style-name="WWNum24"/>
    <style:style style:name="P96" style:family="paragraph" style:parent-style-name="Heading_20_4">
      <style:paragraph-properties fo:margin-left="0in" fo:margin-right="0in" fo:margin-top="0.1665in" fo:margin-bottom="0.028in" loext:contextual-spacing="false" fo:line-height="100%" fo:text-align="justify" style:justify-single-word="false" fo:text-indent="-0.6in" style:auto-text-indent="false" fo:keep-with-next="auto"/>
    </style:style>
    <style:style style:name="P97" style:family="paragraph" style:parent-style-name="Heading_20_4">
      <style:paragraph-properties fo:margin-left="0in" fo:margin-right="0in" fo:margin-top="0.1665in" fo:margin-bottom="0.028in" loext:contextual-spacing="false" fo:line-height="100%" fo:text-align="justify" style:justify-single-word="false" fo:text-indent="-0.6in" style:auto-text-indent="false" fo:keep-with-next="auto"/>
      <style:text-properties style:font-name="Calibri" fo:font-size="11pt" fo:font-style="normal" style:text-underline-style="none" style:font-name-asian="Calibri1" style:font-size-asian="11pt" style:font-style-asian="normal" style:font-name-complex="Calibri1" style:font-size-complex="11pt"/>
    </style:style>
    <style:style style:name="P98" style:family="paragraph" style:parent-style-name="Heading_20_3">
      <style:paragraph-properties fo:margin-left="0in" fo:margin-right="0in" fo:margin-top="0.1945in" fo:margin-bottom="0.0555in" loext:contextual-spacing="false" fo:line-height="100%" fo:text-align="justify" style:justify-single-word="false" fo:text-indent="-0.5in" style:auto-text-indent="false" fo:keep-with-next="auto"/>
    </style:style>
    <style:style style:name="P99" style:family="paragraph" style:parent-style-name="Heading_20_3">
      <style:paragraph-properties fo:margin-left="0in" fo:margin-right="0in" fo:margin-top="0.1945in" fo:margin-bottom="0.0555in" loext:contextual-spacing="false" fo:line-height="100%" fo:text-align="justify" style:justify-single-word="false" fo:text-indent="-0.5in" style:auto-text-indent="false" fo:keep-with-next="auto"/>
      <style:text-properties fo:color="#000000" style:font-name="Calibri" fo:font-size="13pt" fo:font-weight="bold" style:font-name-asian="Calibri1" style:font-size-asian="13pt" style:font-weight-asian="bold" style:font-name-complex="Calibri1" style:font-size-complex="13pt"/>
    </style:style>
    <style:style style:name="P100"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2pt" style:font-name-asian="Proxima Nova1" style:font-size-asian="42pt" style:font-name-complex="Proxima Nova1" style:font-size-complex="42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style:font-name="Calibri" fo:font-size="14pt" style:font-name-asian="Calibri1" style:font-size-asian="14pt" style:font-name-complex="Calibri1"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Roboto" fo:font-size="11pt" fo:font-style="normal" style:text-underline-style="none" fo:font-weight="bold" style:font-name-asian="Roboto1" style:font-size-asian="11pt" style:font-style-asian="normal" style:font-weight-asian="bold" style:font-name-complex="Roboto1" style:font-size-complex="11pt"/>
    </style:style>
    <style:style style:name="T19"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0" style:family="text">
      <style:text-properties fo:color="#000000" style:font-name="Calibri" fo:font-size="13pt" fo:font-weight="bold" style:font-name-asian="Calibri1" style:font-size-asian="13pt" style:font-weight-asian="bold" style:font-name-complex="Calibri1" style:font-size-complex="13pt"/>
    </style:style>
    <style:style style:name="T21" style:family="text">
      <style:text-properties style:font-name="Calibri" fo:font-size="11pt" fo:font-style="normal" style:text-underline-style="none" style:font-name-asian="Calibri1" style:font-size-asian="11pt" style:font-style-asian="normal" style:font-name-complex="Calibri1" style:font-size-complex="11pt"/>
    </style:style>
    <style:style style:name="T22" style:family="text">
      <style:text-properties fo:font-size="11pt" fo:font-weight="bold" style:font-size-asian="11pt" style:font-weight-asian="bold" style:font-size-complex="11pt"/>
    </style:style>
    <style:style style:name="T23" style:family="text">
      <style:text-properties fo:color="#188038" style:font-name="Roboto Mono" style:font-name-asian="Roboto Mono1" style:font-name-complex="Roboto Mono1"/>
    </style:style>
    <style:style style:name="T24" style:family="text">
      <style:text-properties fo:color="#188038" style:font-name="Roboto Mono" fo:font-size="11pt" fo:font-style="normal" style:text-underline-style="none" style:font-name-asian="Roboto Mono1" style:font-size-asian="11pt" style:font-style-asian="normal" style:font-name-complex="Roboto Mono1" style:font-size-complex="11pt"/>
    </style:style>
    <style:style style:name="T25" style:family="text">
      <style:text-properties fo:color="#333333" style:font-name="Consolas" fo:background-color="#f8f8f8" loext:char-shading-value="0" style:font-name-asian="Consolas1" style:font-name-complex="Consolas1"/>
    </style:style>
    <style:style style:name="T26" style:family="text">
      <style:text-properties fo:color="#333333" style:font-name="Consolas" fo:font-weight="bold" fo:background-color="#f8f8f8" loext:char-shading-value="0" style:font-name-asian="Consolas1" style:font-weight-asian="bold" style:font-name-complex="Consolas1"/>
    </style:style>
    <style:style style:name="T27" style:family="text">
      <style:text-properties fo:color="#dd1144" style:font-name="Consolas" fo:background-color="#f8f8f8" loext:char-shading-value="0" style:font-name-asian="Consolas1" style:font-name-complex="Consolas1"/>
    </style:style>
    <style:style style:name="T28" style:family="text">
      <style:text-properties fo:color="#008080" style:font-name="Consolas" fo:background-color="#f8f8f8" loext:char-shading-value="0" style:font-name-asian="Consolas1" style:font-name-complex="Consolas1"/>
    </style:style>
    <style:style style:name="T29" style:family="text">
      <style:text-properties fo:color="#0086b3" style:font-name="Consolas" fo:background-color="#f8f8f8" loext:char-shading-value="0" style:font-name-asian="Consolas1" style:font-name-complex="Consolas1"/>
    </style:style>
    <style:style style:name="T30" style:family="text">
      <style:text-properties fo:color="#999988" style:font-name="Consolas" fo:font-style="italic" fo:background-color="#f8f8f8" loext:char-shading-value="0" style:font-name-asian="Consolas1" style:font-style-asian="italic" style:font-name-complex="Consolas1"/>
    </style:style>
    <style:style style:name="T31" style:family="text">
      <style:text-properties fo:color="#999999" style:font-name="Consolas" fo:font-weight="bold" fo:background-color="#f8f8f8" loext:char-shading-value="0" style:font-name-asian="Consolas1" style:font-weight-asian="bold" style:font-name-complex="Consolas1"/>
    </style:style>
    <style:style style:name="T32" style:family="text">
      <style:text-properties fo:color="#1155cc" style:text-underline-style="solid" style:text-underline-width="auto" style:text-underline-color="font-color"/>
    </style:style>
    <style:style style:name="T33"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text:bookmark text:name="_aczyuw2yex2w"/><text:span text:style-name="T1">Sistemas Operativos en Red</text:span><text:span text:style-name="T2"><text:line-break/></text:span><text:span text:style-name="T3">UD 13. Introducción a Bash Scripting - Parte 1</text:span></text:p>
      <text:p text:style-name="P1"><draw:frame draw:style-name="fr1" draw:name="image2.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3"/>
      <text:p text:style-name="P3"/>
      <text:p text:style-name="P3"/>
      <text:p text:style-name="P4"><text:span text:style-name="T5">Autores: Sergi García, Gloria Muñoz</text:span><draw:frame draw:style-name="fr3" draw:name="image1.png" text:anchor-type="char" svg:x="3.3646in" svg:y="0.5209in" svg:width="1.0091in" svg:height="0.3535in" draw:z-index="1"><draw:image xlink:href="Pictures/100002010000007600000029ABF5F7A91F7A9EF9.png" xlink:type="simple" xlink:show="embed" xlink:actuate="onLoad" loext:mime-type="image/png"/></draw:frame></text:p>
      <text:p text:style-name="P4"><text:span text:style-name="T5">Actualizado Febrero 2025</text:span></text:p>
      <text:p text:style-name="P5"/>
      <text:p text:style-name="P4"><text:span text:style-name="T6">Licencia</text:span></text:p>
      <text:p text:style-name="P7"/>
      <text:p text:style-name="P6"><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6">Nomenclatura</text:span></text:p>
      <text:p text:style-name="P8">A lo largo de este tema se utilizarán diferentes símbolos para distinguir elementos importantes dentro del contenido. Estos símbolos son:</text:p>
      <text:p text:style-name="P8"/>
      <text:p text:style-name="P10"><text:span text:style-name="T9"><text:s/>📖 </text:span><text:span text:style-name="T10">Importante</text:span></text:p>
      <text:p text:style-name="P11"/>
      <text:p text:style-name="P10"><text:span text:style-name="T11"><text:s/>❕</text:span><text:span text:style-name="T12"> </text:span><text:span text:style-name="T10">Atención</text:span></text:p>
      <text:p text:style-name="P11"><text:s/></text:p>
      <text:p text:style-name="P10"><text:span text:style-name="T9"><text:s/>💬</text:span> <text:span text:style-name="T10">Interesante</text:span></text:p>
      <text:p text:style-name="P12"><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gjdgxs" text:style-name="Index_20_Link" text:visited-style-name="Index_20_Link"><text:span text:style-name="T18">1. Introducción a Bash Scripting<text:tab/>3</text:span></text:a></text:p>
          <text:p text:style-name="P14"><text:a xlink:type="simple" xlink:href="#_lzci7sdijc2f" text:style-name="Index_20_Link" text:visited-style-name="Index_20_Link"><text:span text:style-name="T18">2. Variables en Bash<text:tab/>3</text:span></text:a></text:p>
          <text:p text:style-name="P14"><text:a xlink:type="simple" xlink:href="#_h52lnkjexz38" text:style-name="Index_20_Link" text:visited-style-name="Index_20_Link"><text:span text:style-name="T18">3. Mostrar mensajes en la consola con Bash<text:tab/>6</text:span></text:a></text:p>
          <text:p text:style-name="P14"><text:a xlink:type="simple" xlink:href="#_yfjid3lo2q1g" text:style-name="Index_20_Link" text:visited-style-name="Index_20_Link"><text:span text:style-name="T18">4. Estructuras If-Else con Bash<text:tab/>8</text:span></text:a></text:p>
          <text:p text:style-name="P14"><text:a xlink:type="simple" xlink:href="#_uxk9u82mseig" text:style-name="Index_20_Link" text:visited-style-name="Index_20_Link"><text:span text:style-name="T18">5. Lectura de entrada estándard en bash<text:tab/>10</text:span></text:a></text:p>
          <text:p text:style-name="P14"><text:a xlink:type="simple" xlink:href="#_8lygiz2gx6y7" text:style-name="Index_20_Link" text:visited-style-name="Index_20_Link"><text:span text:style-name="T18">6. Ejercicios resueltos de ejemplo<text:tab/>13</text:span></text:a></text:p>
          <text:p text:style-name="P14"><text:a xlink:type="simple" xlink:href="#_bctzfwncaa27" text:style-name="Index_20_Link" text:visited-style-name="Index_20_Link"><text:span text:style-name="T18">7. Bibliografía<text:tab/>16</text:span></text:a></text:p>
        </text:index-body>
      </text:table-of-content>
      <text:p text:style-name="P13"/>
      <text:p text:style-name="P16"/>
      <text:p text:style-name="P17"><text:span text:style-name="T14">Unidad 13. Introducción a Bash Scripting - Parte 1</text:span></text:p>
      <text:list xml:id="list3527436672" text:style-name="WWNum24">
        <text:list-item>
          <text:p text:style-name="P95"><text:bookmark text:name="_gjdgxs"/>Introducción a Bash Scripting</text:p>
        </text:list-item>
      </text:list>
      <text:p text:style-name="P22">Bash (Bourne Again SHell) es una herramienta fundamental de scripting y línea de comandos ampliamente utilizada en entornos Unix y Linux. Es esencial para la administración de sistemas y la automatización de tareas, ofreciendo un entorno poderoso para ejecutar comandos y scripts que manejan operaciones del sistema operativo y aplicaciones.</text:p>
      <text:p text:style-name="P98"><text:bookmark text:name="_z58py1hr35mo"/><text:span text:style-name="T20">Características clave de Bash:</text:span></text:p>
      <text:p text:style-name="P96"><text:bookmark text:name="_6rvl5kb8zw1x"/><text:span text:style-name="T21">Automatización:</text:span></text:p>
      <text:list xml:id="list1135262371" text:style-name="WWNum44">
        <text:list-item>
          <text:p text:style-name="P24"><text:span text:style-name="T22">Scripts</text:span>: Bash permite a los administradores de sistemas escribir scripts para automatizar tareas repetitivas. Estos scripts pueden ejecutar secuencias de comandos y operaciones que mejoran la eficiencia y reducen los errores humanos, similar a lo que se logra con los cmdlets en PowerShell.</text:p>
        </text:list-item>
        <text:list-item>
          <text:p text:style-name="P43"><text:span text:style-name="T10">Cron Jobs</text:span>: Bash utiliza cron para programar tareas que deben ejecutarse en intervalos regulares, proporcionando una herramienta robusta para la automatización de tareas en el backend.</text:p>
        </text:list-item>
      </text:list>
      <text:p text:style-name="P96"><text:bookmark text:name="_i8kfwgj357z4"/><text:span text:style-name="T21">Gestión Basada en Texto:</text:span></text:p>
      <text:list xml:id="list4222780168" text:style-name="WWNum23">
        <text:list-item>
          <text:p text:style-name="P25"><text:span text:style-name="T22">Manipulación de Texto y Stream</text:span>: Bash trabaja predominantemente con texto plano. Herramientas como <text:span text:style-name="T23">grep</text:span>, <text:span text:style-name="T23">awk</text:span>, y <text:span text:style-name="T23">sed</text:span> permiten una potente manipulación de texto, que es esencial para el procesamiento de archivos de configuración y logs.</text:p>
        </text:list-item>
        <text:list-item>
          <text:p text:style-name="P44"><text:span text:style-name="T10">Pipes y Redirecciones</text:span>: Bash permite la combinación de comandos mediante tuberías (<text:span text:style-name="T23">|</text:span>) y la redirección de entrada/salida, facilitando la creación de flujos de trabajo complejos a partir de comandos simples.</text:p>
        </text:list-item>
      </text:list>
      <text:p text:style-name="P96"><text:bookmark text:name="_nkwmcilrpy32"/><text:span text:style-name="T21">Universalidad y Flexibilidad:</text:span></text:p>
      <text:list xml:id="list974035688" text:style-name="WWNum7">
        <text:list-item>
          <text:p text:style-name="P58"><text:span text:style-name="T22">Amplia Adopción y Comunidad</text:span>: Como el intérprete de comandos predeterminado en la mayoría de los sistemas Unix y Linux, Bash tiene una amplia adopción y una comunidad activa que contribuye con numerosos scripts y soluciones. Esto asegura que los administradores tengan acceso a una vasta cantidad de recursos y documentación.</text:p>
        </text:list-item>
      </text:list>
      <text:p text:style-name="P22">Bash es una herramienta indispensable para los profesionales de TI que trabajan en entornos Unix y Linux, proporcionando una plataforma robusta para la gestión y automatización de tareas. Aunque carece de algunas de las características orientadas a objetos de PowerShell, su simplicidad y el enfoque en la manipulación de texto lo hacen ideal para una variedad de tareas de scripting en sistemas basados en Unix.</text:p>
      <text:list xml:id="list13642244559634" text:continue-list="list3527436672" text:style-name="WWNum24">
        <text:list-item>
          <text:p text:style-name="P95"><text:bookmark text:name="_lzci7sdijc2f"/>Variables en Bash</text:p>
        </text:list-item>
      </text:list>
      <text:p text:style-name="P22">En Bash, las variables también se utilizan para almacenar información que puede ser utilizada y manipulada dentro del script. Las variables en Bash se definen utilizando el nombre de la variable precedido por el signo <text:span text:style-name="T23">$</text:span>, pero la asignación se realiza sin este signo. Bash es un lenguaje de tipado débil, lo que significa que no se declara explícitamente el tipo de dato de la variable, y el tipo puede cambiar según el contexto de uso.</text:p>
      <text:p text:style-name="P98"><text:bookmark text:name="_ldhav8v66roz"/><text:span text:style-name="T20">Declaración de Variables en Bash</text:span></text:p>
      <text:p text:style-name="P22">A continuación, te proporciono ejemplos detallados de cómo puedes declarar y utilizar variables en Bash, lo cual te ayudará a comprender cómo funcionan las variables y operaciones en este entorno de scripting:</text:p>
      <text:p text:style-name="P96"><text:bookmark text:name="_2jo3xvgct2tm"/><text:span text:style-name="T21">Variables numéricas</text:span></text:p>
      <table:table table:name="Table1" table:style-name="Table1">
        <table:table-column table:style-name="Table1.A"/>
        <table:table-row table:style-name="Table1.1">
          <table:table-cell table:style-name="Table1.A1" office:value-type="string">
            <text:p text:style-name="P92"><text:span text:style-name="T25">numero=25<text:line-break/>pi=3.14159</text:span></text:p>
          </table:table-cell>
        </table:table-row>
      </table:table>
      <text:p text:style-name="P22"><text:soft-page-break/><text:span text:style-name="T10">Explicación:</text:span></text:p>
      <text:list xml:id="list1741058150" text:style-name="WWNum6">
        <text:list-item>
          <text:p text:style-name="P26"><text:span text:style-name="T23">numero</text:span> es una variable que almacena el valor entero 25.</text:p>
        </text:list-item>
        <text:list-item>
          <text:p text:style-name="P45"><text:span text:style-name="T23">pi</text:span> es una variable que guarda el valor decimal 3.14159, que es una aproximación del número pi.</text:p>
        </text:list-item>
      </text:list>
      <text:p text:style-name="P96"><text:bookmark text:name="_hfj1o384hrfi"/><text:span text:style-name="T21">Variables de cadena</text:span></text:p>
      <table:table table:name="Table2" table:style-name="Table2">
        <table:table-column table:style-name="Table2.A"/>
        <table:table-row table:style-name="Table2.1">
          <table:table-cell table:style-name="Table2.A1" office:value-type="string">
            <text:p text:style-name="P92"><text:span text:style-name="T25">saludo=</text:span><text:span text:style-name="T27">"Hola, mundo"</text:span><text:span text:style-name="T25"><text:line-break/>nombre=</text:span><text:span text:style-name="T27">'Juan'</text:span></text:p>
          </table:table-cell>
        </table:table-row>
      </table:table>
      <text:p text:style-name="P22"><text:span text:style-name="T10">Explicación:</text:span></text:p>
      <text:list xml:id="list3506659980" text:style-name="WWNum16">
        <text:list-item>
          <text:p text:style-name="P27"><text:span text:style-name="T23">saludo</text:span> contiene la cadena de texto "Hola, mundo".</text:p>
        </text:list-item>
        <text:list-item>
          <text:p text:style-name="P46"><text:span text:style-name="T23">nombre</text:span> guarda la cadena "Juan". Bash permite el uso de comillas simples o dobles para definir cadenas de texto.</text:p>
        </text:list-item>
      </text:list>
      <text:p text:style-name="P96"><text:bookmark text:name="_uvi2nojpavm2"/><text:span text:style-name="T21">Variables booleanas</text:span></text:p>
      <table:table table:name="Table3" table:style-name="Table3">
        <table:table-column table:style-name="Table3.A"/>
        <table:table-row table:style-name="Table3.1">
          <table:table-cell table:style-name="Table3.A1" office:value-type="string">
            <text:p text:style-name="P92"><text:span text:style-name="T25">verdadero=</text:span><text:span text:style-name="T28">true</text:span><text:span text:style-name="T25"><text:line-break/>falso=</text:span><text:span text:style-name="T28">false</text:span></text:p>
          </table:table-cell>
        </table:table-row>
      </table:table>
      <text:p text:style-name="P22"><text:span text:style-name="T10">Explicación:</text:span></text:p>
      <text:list xml:id="list1998767757" text:style-name="WWNum50">
        <text:list-item>
          <text:p text:style-name="P28"><text:span text:style-name="T23">verdadero</text:span> es una variable booleana que almacena el valor <text:span text:style-name="T23">true</text:span>.</text:p>
        </text:list-item>
        <text:list-item>
          <text:p text:style-name="P47"><text:span text:style-name="T23">falso</text:span> almacena el valor <text:span text:style-name="T23">false</text:span>. Estas variables se usan comúnmente para controlar el flujo de ejecución en scripts.</text:p>
        </text:list-item>
      </text:list>
      <text:p text:style-name="P96"><text:bookmark text:name="_u8bjbuku7yh2"/><text:span text:style-name="T21">Array</text:span></text:p>
      <table:table table:name="Table4" table:style-name="Table4">
        <table:table-column table:style-name="Table4.A"/>
        <table:table-row table:style-name="Table4.1">
          <table:table-cell table:style-name="Table4.A1" office:value-type="string">
            <text:p text:style-name="P92"><text:span text:style-name="T25">numeros=(1 2 3 4 5)<text:line-break/>nombres=(</text:span><text:span text:style-name="T27">"Ana"</text:span><text:span text:style-name="T25"> </text:span><text:span text:style-name="T27">"Beto"</text:span><text:span text:style-name="T25"> </text:span><text:span text:style-name="T27">"Carlos"</text:span><text:span text:style-name="T25">)</text:span></text:p>
          </table:table-cell>
        </table:table-row>
      </table:table>
      <text:p text:style-name="P22"><text:span text:style-name="T10">Explicación:</text:span></text:p>
      <text:list xml:id="list2766097111" text:style-name="WWNum26">
        <text:list-item>
          <text:p text:style-name="P29"><text:span text:style-name="T23">numeros</text:span> es un array que contiene cinco elementos numéricos.</text:p>
        </text:list-item>
        <text:list-item>
          <text:p text:style-name="P48"><text:span text:style-name="T23">nombres</text:span> es un array de cadenas que incluye los nombres "Ana", "Beto", y "Carlos". Los arrays son útiles para almacenar colecciones de datos.</text:p>
        </text:list-item>
      </text:list>
      <text:p text:style-name="P96"><text:bookmark text:name="_m7zrbgr293mr"/><text:span text:style-name="T21">Hashtable (Asociative array)</text:span></text:p>
      <table:table table:name="Table5" table:style-name="Table5">
        <table:table-column table:style-name="Table5.A"/>
        <table:table-row table:style-name="Table5.1">
          <table:table-cell table:style-name="Table5.A1" office:value-type="string">
            <text:p text:style-name="P92"><text:span text:style-name="T29">declare</text:span><text:span text:style-name="T25"> -A persona<text:line-break/>persona[Nombre]=</text:span><text:span text:style-name="T27">"Elena"</text:span><text:span text:style-name="T25"><text:line-break/>persona[Edad]=32<text:line-break/>persona[Ciudad]=</text:span><text:span text:style-name="T27">"Madrid"</text:span></text:p>
          </table:table-cell>
        </table:table-row>
      </table:table>
      <text:p text:style-name="P22"><text:span text:style-name="T10">Explicación:</text:span></text:p>
      <text:list xml:id="list2158381432" text:style-name="WWNum46">
        <text:list-item>
          <text:p text:style-name="P59"><text:span text:style-name="T23">persona</text:span> es un array asociativo que almacena datos en pares clave-valor. Aquí, <text:span text:style-name="T23">Nombre</text:span>, <text:span text:style-name="T23">Edad</text:span>, y <text:span text:style-name="T23">Ciudad</text:span> son las claves, y cada una tiene un valor asociado, permitiendo un acceso rápido y organizado a cada elemento.</text:p>
        </text:list-item>
      </text:list>
      <text:p text:style-name="P98"><text:bookmark text:name="_1vu1yzv6t7i"/><text:span text:style-name="T20">Operaciones con variables en Bash</text:span></text:p>
      <text:p text:style-name="P96"><text:bookmark text:name="_ikluf8xlat43"/><text:span text:style-name="T21">Concatenación de cadenas</text:span></text:p>
      <table:table table:name="Table6" table:style-name="Table6">
        <table:table-column table:style-name="Table6.A"/>
        <table:table-row table:style-name="Table6.1">
          <table:table-cell table:style-name="Table6.A1" office:value-type="string">
            <text:p text:style-name="P92"><text:span text:style-name="T25">nombreCompleto=</text:span><text:span text:style-name="T27">"</text:span><text:span text:style-name="T28">$nombre</text:span><text:span text:style-name="T27"> Perez"</text:span><text:span text:style-name="T25"><text:line-break/></text:span><text:span text:style-name="T29">echo</text:span><text:span text:style-name="T25"> </text:span><text:span text:style-name="T27">"Nombre completo: </text:span><text:span text:style-name="T28">$nombreCompleto</text:span><text:span text:style-name="T27">"</text:span></text:p>
          </table:table-cell>
        </table:table-row>
      </table:table>
      <text:p text:style-name="P22"><text:span text:style-name="T10">Explicación:</text:span></text:p>
      <text:list xml:id="list275050508" text:style-name="WWNum21">
        <text:list-item>
          <text:p text:style-name="P60">Concatena el valor de <text:span text:style-name="T23">$nombre</text:span> con la cadena " Perez" para formar el nombre completo y luego lo imprime.</text:p>
        </text:list-item>
      </text:list>
      <text:p text:style-name="P96"><text:bookmark text:name="_8vnrcu26sb9h"/><text:span text:style-name="T21">Operaciones matemáticas</text:span></text:p>
      <table:table table:name="Table7" table:style-name="Table7">
        <table:table-column table:style-name="Table7.A"/>
        <table:table-row table:style-name="Table7.1">
          <table:table-cell table:style-name="Table7.A1" office:value-type="string">
            <text:p text:style-name="P92"><text:span text:style-name="T25">suma=$((numero + 15))<text:line-break/>multiplicacion=$((numero * 2))<text:line-break/></text:span><text:span text:style-name="T29">echo</text:span><text:span text:style-name="T25"> </text:span><text:span text:style-name="T27">"Suma: </text:span><text:span text:style-name="T28">$suma</text:span><text:span text:style-name="T27">, Multiplicación: </text:span><text:span text:style-name="T28">$multiplicacion</text:span><text:span text:style-name="T27">"</text:span></text:p>
          </table:table-cell>
        </table:table-row>
      </table:table>
      <text:p text:style-name="P22"><text:span text:style-name="T10">Explicación:</text:span></text:p>
      <text:list xml:id="list765068604" text:style-name="WWNum20">
        <text:list-item>
          <text:p text:style-name="P30"><text:span text:style-name="T23">suma</text:span> calcula la suma de 25 y 15, resultando 40.</text:p>
        </text:list-item>
        <text:list-item>
          <text:p text:style-name="P49"><text:span text:style-name="T23">multiplicacion</text:span> realiza la multiplicación de 25 por 2, dando como resultado 50.</text:p>
        </text:list-item>
      </text:list>
      <text:p text:style-name="P96"><text:bookmark text:name="_aux626vfmvga"/><text:span text:style-name="T21">Accediendo a elementos de un array</text:span></text:p>
      <table:table table:name="Table8" table:style-name="Table8">
        <table:table-column table:style-name="Table8.A"/>
        <table:table-row table:style-name="Table8.1">
          <table:table-cell table:style-name="Table8.A1" office:value-type="string">
            <text:p text:style-name="P92"><text:span text:style-name="T25">primerElemento=</text:span><text:span text:style-name="T28">${numeros[0]}</text:span><text:span text:style-name="T25"><text:line-break/>ultimoElemento=</text:span><text:span text:style-name="T28">${nombres[2]}</text:span><text:span text:style-name="T25"> <text:s/></text:span><text:span text:style-name="T30"># Bash no tiene índice negativo directo</text:span><text:span text:style-name="T25"><text:line-break/></text:span><text:span text:style-name="T29">echo</text:span><text:span text:style-name="T25"> </text:span><text:span text:style-name="T27">"Primer elemento: </text:span><text:span text:style-name="T28">$primerElemento</text:span><text:span text:style-name="T27">, Último elemento: </text:span><text:span text:style-name="T28">$ultimoElemento</text:span><text:span text:style-name="T27">"</text:span></text:p>
          </table:table-cell>
        </table:table-row>
      </table:table>
      <text:p text:style-name="P22"><text:span text:style-name="T10">Explicación:</text:span></text:p>
      <text:list xml:id="list245328948" text:style-name="WWNum30">
        <text:list-item>
          <text:p text:style-name="P31"><text:span text:style-name="T23">primerElemento</text:span> extrae el primer elemento del array <text:span text:style-name="T23">$numeros</text:span>, que es 1.</text:p>
        </text:list-item>
        <text:list-item>
          <text:p text:style-name="P50"><text:span text:style-name="T23">ultimoElemento</text:span> obtiene el último elemento del array <text:span text:style-name="T23">$nombres</text:span>, que es "Carlos".</text:p>
        </text:list-item>
      </text:list>
      <text:p text:style-name="P96"><text:bookmark text:name="_uve3gkpauepp"/><text:span text:style-name="T21">Modificando y añadiendo datos a un array asociativo</text:span></text:p>
      <table:table table:name="Table9" table:style-name="Table9">
        <table:table-column table:style-name="Table9.A"/>
        <table:table-row table:style-name="Table9.1">
          <table:table-cell table:style-name="Table9.A1" office:value-type="string">
            <text:p text:style-name="P92"><text:span text:style-name="T25">persona[Edad]=33<text:line-break/>persona[Profesion]=</text:span><text:span text:style-name="T27">"Ingeniero"</text:span></text:p>
          </table:table-cell>
        </table:table-row>
      </table:table>
      <text:p text:style-name="P22"><text:span text:style-name="T10">Explicación:</text:span></text:p>
      <text:list xml:id="list2760062364" text:style-name="WWNum10">
        <text:list-item>
          <text:p text:style-name="P32">Modifica la edad en el array asociativo <text:span text:style-name="T23">persona</text:span> a 33.</text:p>
        </text:list-item>
        <text:list-item>
          <text:p text:style-name="P51">Añade un nuevo par clave-valor, con la clave "Profesion" y el valor "Ingeniero".</text:p>
        </text:list-item>
      </text:list>
      <text:p text:style-name="P97"><text:bookmark text:name="_8zq9plejazq"/></text:p>
      <text:p text:style-name="P96"><text:bookmark text:name="_py16upa0apmj"/><text:span text:style-name="T21">Interpolación de Cadenas</text:span></text:p>
      <table:table table:name="Table10" table:style-name="Table10">
        <table:table-column table:style-name="Table10.A"/>
        <table:table-row table:style-name="Table10.1">
          <table:table-cell table:style-name="Table10.A1" office:value-type="string">
            <text:p text:style-name="P92"><text:span text:style-name="T25">mensaje=</text:span><text:span text:style-name="T27">"Tu nombre es </text:span><text:span text:style-name="T28">$nombre</text:span><text:span text:style-name="T27"> y tienes </text:span><text:span text:style-name="T28">${persona[Edad]}</text:span><text:span text:style-name="T27"> años."</text:span><text:span text:style-name="T25"><text:line-break/></text:span><text:span text:style-name="T29">echo</text:span><text:span text:style-name="T25"> </text:span><text:span text:style-name="T28">$mensaje</text:span></text:p>
          </table:table-cell>
        </table:table-row>
      </table:table>
      <text:p text:style-name="P22"><text:span text:style-name="T10">Explicación:</text:span></text:p>
      <text:list xml:id="list1384428092" text:style-name="WWNum49">
        <text:list-item>
          <text:p text:style-name="P61">Forma una cadena interpolada que incluye el nombre y la edad almacenada en el array asociativo <text:span text:style-name="T23">persona</text:span>, y luego la imprime.</text:p>
        </text:list-item>
      </text:list>
      <text:p text:style-name="P96"><text:bookmark text:name="_s6lc25mz73za"/><text:span text:style-name="T21">Variables de Entorno</text:span></text:p>
      <table:table table:name="Table11" table:style-name="Table11">
        <table:table-column table:style-name="Table11.A"/>
        <table:table-row table:style-name="Table11.1">
          <table:table-cell table:style-name="Table11.A1" office:value-type="string">
            <text:p text:style-name="P92"><text:span text:style-name="T25">path=</text:span><text:span text:style-name="T28">$PATH</text:span><text:span text:style-name="T25"><text:line-break/></text:span><text:span text:style-name="T29">echo</text:span><text:span text:style-name="T25"> </text:span><text:span text:style-name="T27">"El PATH actual es: </text:span><text:span text:style-name="T28">$path</text:span><text:span text:style-name="T27">"</text:span></text:p>
          </table:table-cell>
        </table:table-row>
      </table:table>
      <text:p text:style-name="P22"><text:span text:style-name="T10">Explicación:</text:span></text:p>
      <text:list xml:id="list1122441090" text:style-name="WWNum47">
        <text:list-item>
          <text:p text:style-name="P33">Recupera la variable de entorno <text:span text:style-name="T23">PATH</text:span> y la imprime. Esta variable de entorno contiene las rutas de los directorios donde el sistema operativo y otros programas buscan ejecutables.</text:p>
        </text:list-item>
      </text:list>
      <text:list xml:id="list13642118030360" text:continue-list="list13642244559634" text:style-name="WWNum24">
        <text:list-item>
          <text:p text:style-name="P95"><text:bookmark text:name="_h52lnkjexz38"/>Mostrar mensajes en la consola con Bash</text:p>
        </text:list-item>
      </text:list>
      <text:p text:style-name="P93">En Bash, mostrar mensajes en la consola es una tarea común y se realiza principalmente utilizando comandos como <text:span text:style-name="T23">echo</text:span>, <text:span text:style-name="T23">printf</text:span>, y otras utilidades de la línea de comandos. A continuación, te explico cómo y cuándo usar cada uno de estos comandos y técnicas para la impresión en la consola:</text:p>
      <text:p text:style-name="P98"><text:bookmark text:name="_dc9dyiccnvqf"/><text:span text:style-name="T20">Comandos comunes para mostrar mensajes en Bash</text:span></text:p>
      <text:p text:style-name="P96"><text:bookmark text:name="_s3jek7sds2fz"/><text:soft-page-break/><text:span text:style-name="T24">echo</text:span></text:p>
      <text:list xml:id="list2704985141" text:style-name="WWNum9">
        <text:list-item>
          <text:p text:style-name="P34"><text:span text:style-name="T10">Uso básico</text:span>: <text:span text:style-name="T23">echo</text:span> se utiliza para mostrar texto simple en la consola.</text:p>
        </text:list-item>
        <text:list-item>
          <text:p text:style-name="P52"><text:span text:style-name="T10">Control de nueva línea</text:span>: Por defecto, <text:span text:style-name="T23">echo</text:span> añade una nueva línea al final del mensaje, pero esto se puede controlar con la opción <text:span text:style-name="T23">-n</text:span>.</text:p>
        </text:list-item>
      </text:list>
      <text:p text:style-name="P96"><text:bookmark text:name="_hidsbp4wnp6y"/><text:span text:style-name="T24">printf</text:span></text:p>
      <text:list xml:id="list2558129515" text:style-name="WWNum40">
        <text:list-item>
          <text:p text:style-name="P35"><text:span text:style-name="T10">Formato avanzado</text:span>: <text:span text:style-name="T23">printf</text:span> permite un control más detallado del formato de salida, similar a otros lenguajes de programación como C.</text:p>
        </text:list-item>
        <text:list-item>
          <text:p text:style-name="P53"><text:span text:style-name="T10">Colores y formato</text:span>: Se pueden usar secuencias de escape ANSI para agregar color y otros efectos de texto.</text:p>
        </text:list-item>
      </text:list>
      <text:p text:style-name="P98"><text:bookmark text:name="_k66nu9652df5"/><text:span text:style-name="T20">Ejemplos de Impresión en Consola en Bash</text:span></text:p>
      <text:p text:style-name="P96"><text:bookmark text:name="_c6fqmyjicdk5"/><text:span text:style-name="T21">Imprimir texto simple</text:span></text:p>
      <table:table table:name="Table12" table:style-name="Table12">
        <table:table-column table:style-name="Table12.A"/>
        <table:table-row table:style-name="Table12.1">
          <table:table-cell table:style-name="Table12.A1" office:value-type="string">
            <text:p text:style-name="P92"><text:span text:style-name="T29">echo</text:span><text:span text:style-name="T25"> </text:span><text:span text:style-name="T27">"Hola, mundo."</text:span></text:p>
          </table:table-cell>
        </table:table-row>
      </table:table>
      <text:p text:style-name="P22"><text:span text:style-name="T10">Explicación</text:span>:</text:p>
      <text:list xml:id="list434104076" text:style-name="WWNum37">
        <text:list-item>
          <text:p text:style-name="P62"><text:span text:style-name="T23">echo</text:span> es usado aquí para imprimir el mensaje "Hola, mundo." directamente en la consola. Este es el uso más básico y directo de <text:span text:style-name="T23">echo</text:span> para mostrar información simple al usuario.</text:p>
        </text:list-item>
      </text:list>
      <text:p text:style-name="P97"><text:bookmark text:name="_siuhzsan1zz0"/></text:p>
      <text:p text:style-name="P96"><text:bookmark text:name="_v4c8gvj6m9yv"/><text:span text:style-name="T21">Imprimir con cambio de línea personalizado</text:span></text:p>
      <table:table table:name="Table13" table:style-name="Table13">
        <table:table-column table:style-name="Table13.A"/>
        <table:table-row table:style-name="Table13.1">
          <table:table-cell table:style-name="Table13.A1" office:value-type="string">
            <text:p text:style-name="P92"><text:span text:style-name="T29">echo</text:span><text:span text:style-name="T25"> -n </text:span><text:span text:style-name="T27">"Hola,"</text:span><text:span text:style-name="T25">; </text:span><text:span text:style-name="T29">echo</text:span><text:span text:style-name="T25"> </text:span><text:span text:style-name="T27">" mundo."</text:span></text:p>
          </table:table-cell>
        </table:table-row>
      </table:table>
      <text:p text:style-name="P22"><text:span text:style-name="T10">Explicación</text:span>:</text:p>
      <text:list xml:id="list3543217453" text:style-name="WWNum13">
        <text:list-item>
          <text:p text:style-name="P63"><text:span text:style-name="T23">echo -n</text:span> se utiliza para evitar que se añada un salto de línea después de "Hola,". Inmediatamente después, <text:span text:style-name="T23">echo</text:span> imprime " mundo." Esto resulta en la salida "Hola, mundo." en la misma línea.</text:p>
        </text:list-item>
      </text:list>
      <text:p text:style-name="P96"><text:bookmark text:name="_4ypvu92uaxdr"/><text:span text:style-name="T21">Imprimir con colores</text:span></text:p>
      <table:table table:name="Table14" table:style-name="Table14">
        <table:table-column table:style-name="Table14.A"/>
        <table:table-row table:style-name="Table14.1">
          <table:table-cell table:style-name="Table14.A1" office:value-type="string">
            <text:p text:style-name="P92"><text:span text:style-name="T29">echo</text:span><text:span text:style-name="T25"> -e </text:span><text:span text:style-name="T27">"\e[32mTexto en verde.\e[0m"</text:span></text:p>
          </table:table-cell>
        </table:table-row>
      </table:table>
      <text:p text:style-name="P22"><text:span text:style-name="T10">Explicación</text:span>:</text:p>
      <text:list xml:id="list1476188767" text:style-name="WWNum29">
        <text:list-item>
          <text:p text:style-name="P64">Este comando cambia el color del texto a verde usando secuencias de escape ANSI. Es útil para destacar mensajes importantes.</text:p>
        </text:list-item>
      </text:list>
      <text:p text:style-name="P96"><text:bookmark text:name="_kb0p4u840dwc"/><text:span text:style-name="T21">Imprimir salida de un comando</text:span></text:p>
      <text:p text:style-name="Standard"><text:span text:style-name="T23">echo $(date)</text:span></text:p>
      <text:p text:style-name="P22"><text:span text:style-name="T10">Explicación</text:span>:</text:p>
      <text:list xml:id="list4025705017" text:style-name="WWNum12">
        <text:list-item>
          <text:p text:style-name="P65"><text:span text:style-name="T23">echo</text:span> se usa para imprimir la salida del comando <text:span text:style-name="T23">date</text:span>, que obtiene la fecha y hora actual.</text:p>
        </text:list-item>
      </text:list>
      <text:p text:style-name="P96"><text:bookmark text:name="_pmvoehfgsgwz"/><text:span text:style-name="T21">Mostrar una advertencia</text:span></text:p>
      <table:table table:name="Table15" table:style-name="Table15">
        <table:table-column table:style-name="Table15.A"/>
        <table:table-row table:style-name="Table15.1">
          <table:table-cell table:style-name="Table15.A1" office:value-type="string">
            <text:p text:style-name="P92"><text:span text:style-name="T29">echo</text:span><text:span text:style-name="T25"> -e </text:span><text:span text:style-name="T27">"\e[33mAdvertencia: Queda poco espacio en disco.\e[0m"</text:span></text:p>
          </table:table-cell>
        </table:table-row>
      </table:table>
      <text:p text:style-name="P22"><text:span text:style-name="T10">Explicación</text:span>:</text:p>
      <text:list xml:id="list3481957155" text:style-name="WWNum2">
        <text:list-item>
          <text:p text:style-name="P66"><text:span text:style-name="T23">echo</text:span> emite una advertencia, que se muestra en color amarillo. Este tipo de mensajes sirve para alertar al usuario sobre condiciones que podrían requerir atención.</text:p>
        </text:list-item>
      </text:list>
      <text:p text:style-name="P96"><text:bookmark text:name="_i8tp31l4bvhr"/><text:span text:style-name="T21">Emitir un error</text:span></text:p>
      <table:table table:name="Table16" table:style-name="Table16">
        <table:table-column table:style-name="Table16.A"/>
        <table:table-row table:style-name="Table16.1">
          <table:table-cell table:style-name="Table16.A1" office:value-type="string">
            <text:p text:style-name="P92"><text:span text:style-name="T29">echo</text:span><text:span text:style-name="T25"> -e </text:span><text:span text:style-name="T27">"\e[31mError crítico: Fallo de operación.\e[0m"</text:span></text:p>
          </table:table-cell>
        </table:table-row>
      </table:table>
      <text:p text:style-name="P22"><text:span text:style-name="T10">Explicación</text:span>:</text:p>
      <text:list xml:id="list1681748442" text:style-name="WWNum32">
        <text:list-item>
          <text:p text:style-name="P67"><text:span text:style-name="T23">echo</text:span> muestra un mensaje de error en color rojo, indicando problemas que han ocurrido durante la ejecución de un script.</text:p>
        </text:list-item>
      </text:list>
      <text:p text:style-name="P96"><text:bookmark text:name="_3d6duxjfvjgx"/><text:span text:style-name="T21">Combinar textos y variables</text:span></text:p>
      <table:table table:name="Table17" table:style-name="Table17">
        <table:table-column table:style-name="Table17.A"/>
        <table:table-row table:style-name="Table17.1">
          <table:table-cell table:style-name="Table17.A1" office:value-type="string">
            <text:p text:style-name="P92"><text:span text:style-name="T25">nombre=</text:span><text:span text:style-name="T27">"Ana"</text:span><text:span text:style-name="T25"><text:line-break/></text:span><text:span text:style-name="T29">echo</text:span><text:span text:style-name="T25"> </text:span><text:span text:style-name="T27">"Hola, </text:span><text:span text:style-name="T28">$nombre</text:span><text:span text:style-name="T27">"</text:span></text:p>
          </table:table-cell>
        </table:table-row>
      </table:table>
      <text:p text:style-name="P22"><text:span text:style-name="T10">Explicación</text:span>:</text:p>
      <text:list xml:id="list66393013" text:style-name="WWNum11">
        <text:list-item>
          <text:p text:style-name="P68">Aquí se muestra cómo incluir el contenido de una variable (<text:span text:style-name="T23">nombre</text:span>) en un mensaje impreso.</text:p>
        </text:list-item>
      </text:list>
      <text:p text:style-name="P96"><text:bookmark text:name="_btkd5nfa4edn"/><text:span text:style-name="T21">Imprimir múltiples líneas con un solo comando</text:span></text:p>
      <table:table table:name="Table18" table:style-name="Table18">
        <table:table-column table:style-name="Table18.A"/>
        <table:table-row table:style-name="Table18.1">
          <table:table-cell table:style-name="Table18.A1" office:value-type="string">
            <text:p text:style-name="P92"><text:span text:style-name="T29">echo</text:span><text:span text:style-name="T25"> -e </text:span><text:span text:style-name="T27">"Primera línea\nSegunda línea"</text:span></text:p>
          </table:table-cell>
        </table:table-row>
      </table:table>
      <text:p text:style-name="P22"><text:span text:style-name="T10">Explicación</text:span>:</text:p>
      <text:list xml:id="list1010129596" text:style-name="WWNum14">
        <text:list-item>
          <text:p text:style-name="P69"><text:span text:style-name="T23">echo</text:span> se usa para imprimir múltiples líneas con un solo comando, utilizando <text:span text:style-name="T23">\n</text:span> para separar las líneas.</text:p>
        </text:list-item>
      </text:list>
      <text:p text:style-name="P96"><text:bookmark text:name="_t4r1hhile6xy"/><text:span text:style-name="T21">Imprimir listado de objetos</text:span></text:p>
      <table:table table:name="Table19" table:style-name="Table19">
        <table:table-column table:style-name="Table19.A"/>
        <table:table-row table:style-name="Table19.1">
          <table:table-cell table:style-name="Table19.A1" office:value-type="string">
            <text:p text:style-name="P92"><text:span text:style-name="T25">colores=(</text:span><text:span text:style-name="T27">"Rojo"</text:span><text:span text:style-name="T25"> </text:span><text:span text:style-name="T27">"Verde"</text:span><text:span text:style-name="T25"> </text:span><text:span text:style-name="T27">"Azul"</text:span><text:span text:style-name="T25">)<text:line-break/></text:span><text:span text:style-name="T26">for</text:span><text:span text:style-name="T25"> color </text:span><text:span text:style-name="T26">in</text:span><text:span text:style-name="T25"> </text:span><text:span text:style-name="T27">"</text:span><text:span text:style-name="T28">${colores[@]}</text:span><text:span text:style-name="T27">"</text:span><text:span text:style-name="T25">; </text:span><text:span text:style-name="T26">do</text:span><text:span text:style-name="T25"><text:line-break/> <text:s text:c="3"/></text:span><text:span text:style-name="T29">echo</text:span><text:span text:style-name="T25"> </text:span><text:span text:style-name="T28">$color</text:span><text:span text:style-name="T25"><text:line-break/></text:span><text:span text:style-name="T26">done</text:span></text:p>
          </table:table-cell>
        </table:table-row>
      </table:table>
      <text:p text:style-name="P22"><text:span text:style-name="T10">Explicación</text:span>:</text:p>
      <text:list xml:id="list2057199773" text:style-name="WWNum4">
        <text:list-item>
          <text:p text:style-name="P70">Utilizando un bucle <text:span text:style-name="T23">for</text:span>, cada color en el array <text:span text:style-name="T23">colores</text:span> se imprime en una línea nueva.</text:p>
        </text:list-item>
      </text:list>
      <text:p text:style-name="P96"><text:bookmark text:name="_bjk5yq9tq6jb"/><text:span text:style-name="T21">Imprimir texto alineado</text:span></text:p>
      <table:table table:name="Table20" table:style-name="Table20">
        <table:table-column table:style-name="Table20.A"/>
        <table:table-row table:style-name="Table20.1">
          <table:table-cell table:style-name="Table20.A1" office:value-type="string">
            <text:p text:style-name="P92"><text:span text:style-name="T29">echo</text:span><text:span text:style-name="T25"> -n </text:span><text:span text:style-name="T27">"Inicio de línea"</text:span><text:span text:style-name="T25">; </text:span><text:span text:style-name="T29">echo</text:span><text:span text:style-name="T25"> </text:span><text:span text:style-name="T27">" y fin de línea."</text:span></text:p>
          </table:table-cell>
        </table:table-row>
      </table:table>
      <text:p text:style-name="P22"><text:span text:style-name="T10">Explicación</text:span>:</text:p>
      <text:list xml:id="list669192063" text:style-name="WWNum33">
        <text:list-item>
          <text:p text:style-name="P71">Combina dos <text:span text:style-name="T23">echo</text:span>, el primero con <text:span text:style-name="T23">-n</text:span> para mantener la salida en la misma línea.</text:p>
        </text:list-item>
      </text:list>
      <text:p text:style-name="P96"><text:bookmark text:name="_gih1jg4exc8h"/><text:span text:style-name="T21">Imprimir con formato tabular</text:span></text:p>
      <table:table table:name="Table21" table:style-name="Table21">
        <table:table-column table:style-name="Table21.A"/>
        <table:table-row table:style-name="Table21.1">
          <table:table-cell table:style-name="Table21.A1" office:value-type="string">
            <text:p text:style-name="P92"><text:span text:style-name="T29">printf</text:span><text:span text:style-name="T25"> </text:span><text:span text:style-name="T27">"%-10s %-5s\n"</text:span><text:span text:style-name="T25"> </text:span><text:span text:style-name="T27">"Nombre"</text:span><text:span text:style-name="T25"> </text:span><text:span text:style-name="T27">"Edad"</text:span><text:span text:style-name="T25"><text:line-break/></text:span><text:span text:style-name="T29">printf</text:span><text:span text:style-name="T25"> </text:span><text:span text:style-name="T27">"%-10s %-5s\n"</text:span><text:span text:style-name="T25"> </text:span><text:span text:style-name="T27">"Luis"</text:span><text:span text:style-name="T25"> </text:span><text:span text:style-name="T27">"30"</text:span><text:span text:style-name="T25"><text:line-break/></text:span><text:span text:style-name="T29">printf</text:span><text:span text:style-name="T25"> </text:span><text:span text:style-name="T27">"%-10s %-5s\n"</text:span><text:span text:style-name="T25"> </text:span><text:span text:style-name="T27">"Marta"</text:span><text:span text:style-name="T25"> </text:span><text:span text:style-name="T27">"25"</text:span></text:p>
          </table:table-cell>
        </table:table-row>
      </table:table>
      <text:p text:style-name="P22"><text:span text:style-name="T10">Explicación</text:span>:</text:p>
      <text:list xml:id="list2993146504" text:style-name="WWNum36">
        <text:list-item>
          <text:p text:style-name="P72"><text:span text:style-name="T23">printf</text:span> se utiliza para crear una tabla bien formateada, especificando el ancho y la alineación de las columnas.</text:p>
        </text:list-item>
      </text:list>
      <text:p text:style-name="P96"><text:bookmark text:name="_8ui1qm7zy8bl"/><text:span text:style-name="T21">Imprimir y redirigir a un archivo</text:span></text:p>
      <table:table table:name="Table22" table:style-name="Table22">
        <table:table-column table:style-name="Table22.A"/>
        <table:table-row table:style-name="Table22.1">
          <table:table-cell table:style-name="Table22.A1" office:value-type="string">
            <text:p text:style-name="P92"><text:span text:style-name="T29">echo</text:span><text:span text:style-name="T25"> </text:span><text:span text:style-name="T27">"Este es un mensaje"</text:span><text:span text:style-name="T25"> &gt; mensaje.txt</text:span></text:p>
          </table:table-cell>
        </table:table-row>
      </table:table>
      <text:p text:style-name="P22"><text:soft-page-break/><text:span text:style-name="T10">Explicación</text:span>:</text:p>
      <text:list xml:id="list473000853" text:style-name="WWNum25">
        <text:list-item>
          <text:p text:style-name="P36">Redirige la salida de <text:span text:style-name="T23">echo</text:span> a un archivo llamado <text:span text:style-name="T23">mensaje.txt</text:span>, guardando el mensaje en el archivo.</text:p>
        </text:list-item>
      </text:list>
      <text:list xml:id="list13641716914964" text:continue-list="list13642118030360" text:style-name="WWNum24">
        <text:list-item>
          <text:p text:style-name="P95"><text:bookmark text:name="_yfjid3lo2q1g"/>Estructuras If-Else con Bash</text:p>
        </text:list-item>
      </text:list>
      <text:p text:style-name="P22">En Bash, las estructuras condicionales <text:span text:style-name="T23">if-else</text:span> permiten la ejecución de bloques de código de forma condicional. Estas estructuras evalúan expresiones que devuelven verdadero o falso y ejecutan bloques de código basados en el resultado de esas evaluaciones.</text:p>
      <text:p text:style-name="P98"><text:bookmark text:name="_9qhvxhfvs7vt"/><text:span text:style-name="T20">Sintaxis básica de If-Else en Bash</text:span></text:p>
      <table:table table:name="Table23" table:style-name="Table23">
        <table:table-column table:style-name="Table23.A"/>
        <table:table-row table:style-name="Table23.1">
          <table:table-cell table:style-name="Table23.A1" office:value-type="string">
            <text:p text:style-name="P92"><text:span text:style-name="T26">if</text:span><text:span text:style-name="T25"> [ condición ]; </text:span><text:span text:style-name="T26">then</text:span><text:span text:style-name="T25"><text:line-break/> <text:s text:c="3"/></text:span><text:span text:style-name="T30"># código si la condición es verdadera</text:span><text:span text:style-name="T25"><text:line-break/></text:span><text:span text:style-name="T26">elif</text:span><text:span text:style-name="T25"> [ otra condición ]; </text:span><text:span text:style-name="T26">then</text:span><text:span text:style-name="T25"><text:line-break/> <text:s text:c="3"/></text:span><text:span text:style-name="T30"># código si la otra condición es verdadera</text:span><text:span text:style-name="T25"><text:line-break/></text:span><text:span text:style-name="T26">else</text:span><text:span text:style-name="T25"><text:line-break/> <text:s text:c="3"/></text:span><text:span text:style-name="T30"># código si ninguna de las condiciones anteriores es verdadera</text:span><text:span text:style-name="T25"><text:line-break/></text:span><text:span text:style-name="T26">fi</text:span></text:p>
          </table:table-cell>
        </table:table-row>
      </table:table>
      <text:p text:style-name="P22"><text:span text:style-name="T10">Explicación</text:span>:</text:p>
      <text:list xml:id="list1937722582" text:style-name="WWNum1">
        <text:list-item>
          <text:p text:style-name="P73">Esta es la estructura básica para crear lógica condicional en Bash. Comienza con un <text:span text:style-name="T23">if</text:span> que evalúa una condición. Si la condición es verdadera, ejecuta el código dentro del bloque. Si no es verdadera, pasa a evaluar otra condición en un <text:span text:style-name="T23">elif</text:span> (si existe), y finalmente tiene un bloque <text:span text:style-name="T23">else</text:span> para ejecutar un código si todas las condiciones anteriores son falsas.</text:p>
        </text:list-item>
      </text:list>
      <text:p text:style-name="P98"><text:bookmark text:name="_vxkhar8uvsso"/><text:span text:style-name="T20">Ejemplos de rstructuras condicionales If-Else en Bash</text:span></text:p>
      <text:p text:style-name="P96"><text:bookmark text:name="_wjmtlf4igm72"/><text:span text:style-name="T21">If simple</text:span></text:p>
      <table:table table:name="Table24" table:style-name="Table24">
        <table:table-column table:style-name="Table24.A"/>
        <table:table-row table:style-name="Table24.1">
          <table:table-cell table:style-name="Table24.A1" office:value-type="string">
            <text:p text:style-name="P92"><text:span text:style-name="T25">edad=20<text:line-break/></text:span><text:span text:style-name="T26">if</text:span><text:span text:style-name="T25"> [ </text:span><text:span text:style-name="T28">$edad</text:span><text:span text:style-name="T25"> -ge 18 ]; </text:span><text:span text:style-name="T26">then</text:span><text:span text:style-name="T25"><text:line-break/> <text:s text:c="3"/></text:span><text:span text:style-name="T29">echo</text:span><text:span text:style-name="T25"> </text:span><text:span text:style-name="T27">"Eres mayor de edad."</text:span><text:span text:style-name="T25"><text:line-break/></text:span><text:span text:style-name="T26">fi</text:span></text:p>
          </table:table-cell>
        </table:table-row>
      </table:table>
      <text:p text:style-name="P22"><text:span text:style-name="T10">Explicación</text:span>:</text:p>
      <text:list xml:id="list1813297410" text:style-name="WWNum42">
        <text:list-item>
          <text:p text:style-name="P74">Verifica si la variable <text:span text:style-name="T23">edad</text:span> es mayor o igual a 18. Si es cierto, imprime "Eres mayor de edad." Este tipo de condicional es útil para decisiones rápidas basadas en un único criterio.</text:p>
        </text:list-item>
      </text:list>
      <text:p text:style-name="P96"><text:bookmark text:name="_ho5uxox6fdim"/><text:span text:style-name="T21">If-Else</text:span></text:p>
      <table:table table:name="Table25" table:style-name="Table25">
        <table:table-column table:style-name="Table25.A"/>
        <table:table-row table:style-name="Table25.1">
          <table:table-cell table:style-name="Table25.A1" office:value-type="string">
            <text:p text:style-name="P92"><text:span text:style-name="T25">edad=16<text:line-break/></text:span><text:span text:style-name="T26">if</text:span><text:span text:style-name="T25"> [ </text:span><text:span text:style-name="T28">$edad</text:span><text:span text:style-name="T25"> -ge 18 ]; </text:span><text:span text:style-name="T26">then</text:span><text:span text:style-name="T25"><text:line-break/> <text:s text:c="3"/></text:span><text:span text:style-name="T29">echo</text:span><text:span text:style-name="T25"> </text:span><text:span text:style-name="T27">"Eres mayor de edad."</text:span><text:span text:style-name="T25"><text:line-break/></text:span><text:span text:style-name="T26">else</text:span><text:span text:style-name="T25"><text:line-break/> <text:s text:c="3"/></text:span><text:span text:style-name="T29">echo</text:span><text:span text:style-name="T25"> </text:span><text:span text:style-name="T27">"No eres mayor de edad."</text:span><text:span text:style-name="T25"><text:line-break/></text:span><text:span text:style-name="T26">fi</text:span></text:p>
          </table:table-cell>
        </table:table-row>
      </table:table>
      <text:p text:style-name="P22"><text:span text:style-name="T10">Explicación</text:span>:</text:p>
      <text:list xml:id="list1471365066" text:style-name="WWNum17">
        <text:list-item>
          <text:p text:style-name="P75">Similar al anterior, pero con un bloque <text:span text:style-name="T23">else</text:span> que cubre el caso en que la condición no se cumpla. Aquí, si <text:span text:style-name="T23">edad</text:span> no es al menos 18, se ejecuta el código en <text:span text:style-name="T23">else</text:span>, imprimiendo "No eres mayor de edad."</text:p>
        </text:list-item>
      </text:list>
      <text:p text:style-name="P96"><text:bookmark text:name="_su18ksdpqstk"/><text:span text:style-name="T21">If-ElseIf-Else</text:span></text:p>
      <table:table table:name="Table26" table:style-name="Table26">
        <table:table-column table:style-name="Table26.A"/>
        <table:table-row table:style-name="Table26.1">
          <table:table-cell table:style-name="Table26.A1" office:value-type="string">
            <text:p text:style-name="P92"><text:span text:style-name="T25">calificacion=85<text:line-break/></text:span><text:span text:style-name="T26">if</text:span><text:span text:style-name="T25"> [ </text:span><text:span text:style-name="T28">$calificacion</text:span><text:span text:style-name="T25"> -ge 90 ]; </text:span><text:span text:style-name="T26">then</text:span><text:span text:style-name="T25"><text:line-break/> <text:s text:c="3"/></text:span><text:span text:style-name="T29">echo</text:span><text:span text:style-name="T25"> </text:span><text:span text:style-name="T27">"Excelente"</text:span><text:span text:style-name="T25"><text:line-break/></text:span><text:span text:style-name="T26">elif</text:span><text:span text:style-name="T25"> [ </text:span><text:span text:style-name="T28">$calificacion</text:span><text:span text:style-name="T25"> -ge 80 ]; </text:span><text:span text:style-name="T26">then</text:span><text:span text:style-name="T25"><text:line-break/> <text:s text:c="3"/></text:span><text:span text:style-name="T29">echo</text:span><text:span text:style-name="T25"> </text:span><text:span text:style-name="T27">"Bueno"</text:span><text:span text:style-name="T25"><text:line-break/></text:span><text:span text:style-name="T26">else</text:span><text:span text:style-name="T25"><text:line-break/> <text:s text:c="3"/></text:span><text:span text:style-name="T29">echo</text:span><text:span text:style-name="T25"> </text:span><text:span text:style-name="T27">"Necesita mejorar"</text:span><text:span text:style-name="T25"><text:line-break/></text:span><text:span text:style-name="T26">fi</text:span></text:p>
          </table:table-cell>
        </table:table-row>
      </table:table>
      <text:p text:style-name="P22"><text:span text:style-name="T10">Explicación</text:span>:</text:p>
      <text:list xml:id="list3307671205" text:style-name="WWNum38">
        <text:list-item>
          <text:p text:style-name="P76">Este ejemplo maneja múltiples condiciones para clasificar una calificación. Dependiendo del rango en el que la calificación se encuentre, imprime un mensaje diferente.</text:p>
        </text:list-item>
      </text:list>
      <text:p text:style-name="P96"><text:bookmark text:name="_qhkf6cmrrlrq"/><text:span text:style-name="T21">Condiciones compuestas</text:span></text:p>
      <table:table table:name="Table27" table:style-name="Table27">
        <table:table-column table:style-name="Table27.A"/>
        <table:table-row table:style-name="Table27.1">
          <table:table-cell table:style-name="Table27.A1" office:value-type="string">
            <text:p text:style-name="P92"><text:span text:style-name="T25">edad=25<text:line-break/>tieneLicencia=</text:span><text:span text:style-name="T28">true</text:span><text:span text:style-name="T25"><text:line-break/></text:span><text:span text:style-name="T26">if</text:span><text:span text:style-name="T25"> [ </text:span><text:span text:style-name="T28">$edad</text:span><text:span text:style-name="T25"> -ge 18 ] &amp;&amp; [ </text:span><text:span text:style-name="T28">$tieneLicencia</text:span><text:span text:style-name="T25"> = </text:span><text:span text:style-name="T28">true</text:span><text:span text:style-name="T25"> ]; </text:span><text:span text:style-name="T26">then</text:span><text:span text:style-name="T25"><text:line-break/> <text:s text:c="3"/></text:span><text:span text:style-name="T29">echo</text:span><text:span text:style-name="T25"> </text:span><text:span text:style-name="T27">"Puede conducir"</text:span><text:span text:style-name="T25"><text:line-break/></text:span><text:span text:style-name="T26">else</text:span><text:span text:style-name="T25"><text:line-break/> <text:s text:c="3"/></text:span><text:span text:style-name="T29">echo</text:span><text:span text:style-name="T25"> </text:span><text:span text:style-name="T27">"No puede conducir"</text:span><text:span text:style-name="T25"><text:line-break/></text:span><text:span text:style-name="T26">fi</text:span></text:p>
          </table:table-cell>
        </table:table-row>
      </table:table>
      <text:p text:style-name="P22"><text:span text:style-name="T10">Explicación</text:span>:</text:p>
      <text:list xml:id="list2219146799" text:style-name="WWNum22">
        <text:list-item>
          <text:p text:style-name="P77">Evalúa dos condiciones simultáneamente (<text:span text:style-name="T23">edad</text:span> debe ser al menos 18 y <text:span text:style-name="T23">tieneLicencia</text:span> debe ser verdadero). Solo si ambas condiciones son verdaderas, se permite conducir.</text:p>
        </text:list-item>
      </text:list>
      <text:p text:style-name="P96"><text:bookmark text:name="_htpc36m5z58a"/><text:span text:style-name="T21">Negación de condición</text:span></text:p>
      <table:table table:name="Table28" table:style-name="Table28">
        <table:table-column table:style-name="Table28.A"/>
        <table:table-row table:style-name="Table28.1">
          <table:table-cell table:style-name="Table28.A1" office:value-type="string">
            <text:p text:style-name="P92"><text:span text:style-name="T25">usuarioLogueado=</text:span><text:span text:style-name="T28">false</text:span><text:span text:style-name="T25"><text:line-break/></text:span><text:span text:style-name="T26">if</text:span><text:span text:style-name="T25"> [ </text:span><text:span text:style-name="T28">$usuarioLogueado</text:span><text:span text:style-name="T25"> = </text:span><text:span text:style-name="T28">false</text:span><text:span text:style-name="T25"> ]; </text:span><text:span text:style-name="T26">then</text:span><text:span text:style-name="T25"><text:line-break/> <text:s text:c="3"/></text:span><text:span text:style-name="T29">echo</text:span><text:span text:style-name="T25"> </text:span><text:span text:style-name="T27">"Usuario no logueado"</text:span><text:span text:style-name="T25"><text:line-break/></text:span><text:span text:style-name="T26">fi</text:span></text:p>
          </table:table-cell>
        </table:table-row>
      </table:table>
      <text:p text:style-name="P22"><text:span text:style-name="T10">Explicación</text:span>:</text:p>
      <text:list xml:id="list362809704" text:style-name="WWNum43">
        <text:list-item>
          <text:p text:style-name="P78">Utiliza la negación para verificar si <text:span text:style-name="T23">usuarioLogueado</text:span> es falso, es decir, si el usuario no está logueado.</text:p>
        </text:list-item>
      </text:list>
      <text:p text:style-name="P96"><text:bookmark text:name="_ayzspu166xdq"/><text:span text:style-name="T21">Operador -or</text:span></text:p>
      <table:table table:name="Table29" table:style-name="Table29">
        <table:table-column table:style-name="Table29.A"/>
        <table:table-row table:style-name="Table29.1">
          <table:table-cell table:style-name="Table29.A1" office:value-type="string">
            <text:p text:style-name="P92"><text:span text:style-name="T25">temperatura=30<text:line-break/></text:span><text:span text:style-name="T26">if</text:span><text:span text:style-name="T25"> [ </text:span><text:span text:style-name="T28">$temperatura</text:span><text:span text:style-name="T25"> -lt 15 ] || [ </text:span><text:span text:style-name="T28">$temperatura</text:span><text:span text:style-name="T25"> -gt 25 ]; </text:span><text:span text:style-name="T26">then</text:span><text:span text:style-name="T25"><text:line-break/> <text:s text:c="3"/></text:span><text:span text:style-name="T29">echo</text:span><text:span text:style-name="T25"> </text:span><text:span text:style-name="T27">"Temperatura fuera del rango cómodo"</text:span><text:span text:style-name="T25"><text:line-break/></text:span><text:span text:style-name="T26">fi</text:span></text:p>
          </table:table-cell>
        </table:table-row>
      </table:table>
      <text:p text:style-name="P22"><text:span text:style-name="T10">Explicación</text:span>:</text:p>
      <text:list xml:id="list3799377674" text:style-name="WWNum8">
        <text:list-item>
          <text:p text:style-name="P37">Verifica si la temperatura está fuera de un rango cómodo (menor que 15 o mayor que 25). Si alguna de las condiciones es verdadera, ejecuta el bloque de código.</text:p>
        </text:list-item>
      </text:list>
      <text:list xml:id="list13641806142415" text:continue-list="list13641716914964" text:style-name="WWNum24">
        <text:list-item>
          <text:p text:style-name="P95"><text:bookmark text:name="_uxk9u82mseig"/>Lectura de entrada estándard en bash</text:p>
        </text:list-item>
      </text:list>
      <text:p text:style-name="P93">En Bash, leer la entrada estándar se puede manejar de manera simple utilizando el comando <text:span text:style-name="T23">read</text:span>. Este comando permite interactuar con los usuarios de scripts, recogiendo datos en tiempo de ejecución. A continuación, te proporciono ejemplos de cómo realizar estas operaciones en Bash:</text:p>
      <text:p text:style-name="P99"><text:bookmark text:name="_hhoes6mxp7km"/></text:p>
      <text:p text:style-name="P98"><text:bookmark text:name="_j0ji39a798hj"/><text:span text:style-name="T20">Ejemplos de lectura de la entrada estándar en Bash</text:span></text:p>
      <text:p text:style-name="P96"><text:bookmark text:name="_vle7z7azx9fp"/><text:span text:style-name="T21">Leer una cadena simple</text:span></text:p>
      <table:table table:name="Table30" table:style-name="Table30">
        <table:table-column table:style-name="Table30.A"/>
        <table:table-row table:style-name="Table30.1">
          <table:table-cell table:style-name="Table30.A1" office:value-type="string">
            <text:p text:style-name="P92"><text:span text:style-name="T29">echo</text:span><text:span text:style-name="T25"> </text:span><text:span text:style-name="T27">"Introduce tu nombre:"</text:span><text:span text:style-name="T25"><text:line-break/></text:span><text:span text:style-name="T29">read</text:span><text:span text:style-name="T25"> nombre<text:line-break/></text:span><text:span text:style-name="T29">echo</text:span><text:span text:style-name="T25"> </text:span><text:span text:style-name="T27">"Hola, </text:span><text:span text:style-name="T28">$nombre</text:span><text:span text:style-name="T27">!"</text:span></text:p>
          </table:table-cell>
        </table:table-row>
      </table:table>
      <text:p text:style-name="P22"><text:span text:style-name="T10">Explicación</text:span>:</text:p>
      <text:list xml:id="list3534629958" text:style-name="WWNum39">
        <text:list-item>
          <text:p text:style-name="P79">Este ejemplo pide al usuario que introduzca su nombre. El valor introducido se almacena en la variable <text:span text:style-name="T23">nombre</text:span> y luego se usa para saludar al usuario.</text:p>
        </text:list-item>
      </text:list>
      <text:p text:style-name="P96"><text:bookmark text:name="_mx0393w6yfub"/><text:span text:style-name="T21">Convertir la entrada en un número entero</text:span></text:p>
      <table:table table:name="Table31" table:style-name="Table31">
        <table:table-column table:style-name="Table31.A"/>
        <table:table-row table:style-name="Table31.1">
          <table:table-cell table:style-name="Table31.A1" office:value-type="string">
            <text:p text:style-name="P92"><text:span text:style-name="T29">echo</text:span><text:span text:style-name="T25"> </text:span><text:span text:style-name="T27">"Introduce tu edad:"</text:span><text:span text:style-name="T25"><text:line-break/></text:span><text:span text:style-name="T29">read</text:span><text:span text:style-name="T25"> edad<text:line-break/></text:span><text:span text:style-name="T29">echo</text:span><text:span text:style-name="T25"> </text:span><text:span text:style-name="T27">"Tienes </text:span><text:span text:style-name="T28">$edad</text:span><text:span text:style-name="T27"> años."</text:span></text:p>
          </table:table-cell>
        </table:table-row>
      </table:table>
      <text:p text:style-name="P22"><text:span text:style-name="T10">Explicación</text:span>:</text:p>
      <text:list xml:id="list1277403376" text:style-name="WWNum34">
        <text:list-item>
          <text:p text:style-name="P80">Aquí se solicita la edad del usuario. <text:span text:style-name="T23">read</text:span> recoge la entrada como una cadena, y Bash la trata como un número entero automáticamente cuando se usa en un contexto que requiere un entero.</text:p>
        </text:list-item>
      </text:list>
      <text:p text:style-name="P96"><text:bookmark text:name="_x110v2b1rw6a"/><text:span text:style-name="T21">Leer un booleano</text:span></text:p>
      <table:table table:name="Table32" table:style-name="Table32">
        <table:table-column table:style-name="Table32.A"/>
        <table:table-row table:style-name="Table32.1">
          <table:table-cell table:style-name="Table32.A1" office:value-type="string">
            <text:p text:style-name="P92"><text:span text:style-name="T29">echo</text:span><text:span text:style-name="T25"> </text:span><text:span text:style-name="T27">"¿Eres mayor de 18 años? (sí/no)"</text:span><text:span text:style-name="T25"><text:line-break/></text:span><text:span text:style-name="T29">read</text:span><text:span text:style-name="T25"> respuesta<text:line-break/></text:span><text:span text:style-name="T26">if</text:span><text:span text:style-name="T25"> [ </text:span><text:span text:style-name="T27">"</text:span><text:span text:style-name="T28">$respuesta</text:span><text:span text:style-name="T27">"</text:span><text:span text:style-name="T25"> = </text:span><text:span text:style-name="T27">"sí"</text:span><text:span text:style-name="T25"> ]; </text:span><text:span text:style-name="T26">then</text:span><text:span text:style-name="T25"><text:line-break/> <text:s text:c="3"/></text:span><text:span text:style-name="T29">echo</text:span><text:span text:style-name="T25"> </text:span><text:span text:style-name="T27">"Acceso concedido."</text:span><text:span text:style-name="T25"><text:line-break/></text:span><text:span text:style-name="T26">else</text:span><text:span text:style-name="T25"><text:line-break/> <text:s text:c="3"/></text:span><text:span text:style-name="T29">echo</text:span><text:span text:style-name="T25"> </text:span><text:span text:style-name="T27">"Acceso denegado."</text:span><text:span text:style-name="T25"><text:line-break/></text:span><text:span text:style-name="T26">fi</text:span></text:p>
          </table:table-cell>
        </table:table-row>
      </table:table>
      <text:p text:style-name="P22"><text:span text:style-name="T10">Explicación</text:span>:</text:p>
      <text:list xml:id="list3338419052" text:style-name="WWNum19">
        <text:list-item>
          <text:p text:style-name="P81">Se pide al usuario que confirme si es mayor de edad. Dependiendo de la respuesta, el script toma una decisión de control de acceso.</text:p>
        </text:list-item>
      </text:list>
      <text:p text:style-name="P96"><text:bookmark text:name="_4ht9jnyipgmp"/><text:span text:style-name="T21">Validación de entrada</text:span></text:p>
      <table:table table:name="Table33" table:style-name="Table33">
        <table:table-column table:style-name="Table33.A"/>
        <table:table-row table:style-name="Table33.1">
          <table:table-cell table:style-name="Table33.A1" office:value-type="string">
            <text:p text:style-name="P92"><text:span text:style-name="T26">while</text:span><text:span text:style-name="T25"> </text:span><text:span text:style-name="T28">true</text:span><text:span text:style-name="T25">; </text:span><text:span text:style-name="T26">do</text:span><text:span text:style-name="T25"><text:line-break/> <text:s text:c="3"/></text:span><text:span text:style-name="T29">echo</text:span><text:span text:style-name="T25"> </text:span><text:span text:style-name="T27">"Introduce tu correo electrónico:"</text:span><text:span text:style-name="T25"><text:line-break/> <text:s text:c="3"/></text:span><text:span text:style-name="T29">read</text:span><text:span text:style-name="T25"> email<text:line-break/> <text:s text:c="3"/></text:span><text:span text:style-name="T26">if</text:span><text:span text:style-name="T25"> [[ </text:span><text:span text:style-name="T27">"</text:span><text:span text:style-name="T28">$email</text:span><text:span text:style-name="T27">"</text:span><text:span text:style-name="T25"> =~ ^[A-Za-z0-9._%+-]+@[A-Za-z0-9.-]+\.[A-Za-z]{2,4}$ ]]; </text:span><text:span text:style-name="T26">then</text:span><text:span text:style-name="T25"><text:line-break/> <text:s text:c="7"/></text:span><text:span text:style-name="T29">echo</text:span><text:span text:style-name="T25"> </text:span><text:span text:style-name="T27">"Email válido: </text:span><text:span text:style-name="T28">$email</text:span><text:span text:style-name="T27">"</text:span><text:span text:style-name="T25"><text:line-break/> <text:s text:c="7"/></text:span><text:span text:style-name="T29">break</text:span><text:span text:style-name="T25"><text:line-break/> <text:s text:c="3"/></text:span><text:span text:style-name="T26">else</text:span><text:span text:style-name="T25"><text:line-break/> <text:s text:c="7"/></text:span><text:span text:style-name="T29">echo</text:span><text:span text:style-name="T25"> </text:span><text:span text:style-name="T27">"Formato de email no válido, intenta de nuevo."</text:span><text:span text:style-name="T25"><text:line-break/> <text:s text:c="3"/></text:span><text:span text:style-name="T26">fi</text:span><text:span text:style-name="T25"><text:line-break/></text:span><text:span text:style-name="T26">done</text:span></text:p>
          </table:table-cell>
        </table:table-row>
      </table:table>
      <text:p text:style-name="P22"><text:span text:style-name="T10">Explicación</text:span>:</text:p>
      <text:list xml:id="list1816351898" text:style-name="WWNum35">
        <text:list-item>
          <text:p text:style-name="P82">Solicita al usuario su correo electrónico repetidamente hasta que introduzca un formato válido (simple validación con expresión regular).</text:p>
        </text:list-item>
      </text:list>
      <text:p text:style-name="P96"><text:bookmark text:name="_l76938jtfjv"/><text:span text:style-name="T21">Lectura de contraseña</text:span></text:p>
      <table:table table:name="Table34" table:style-name="Table34">
        <table:table-column table:style-name="Table34.A"/>
        <text:soft-page-break/>
        <table:table-row table:style-name="Table34.1">
          <table:table-cell table:style-name="Table34.A1" office:value-type="string">
            <text:p text:style-name="P92"><text:span text:style-name="T29">echo</text:span><text:span text:style-name="T25"> </text:span><text:span text:style-name="T27">"Introduce tu contraseña:"</text:span><text:span text:style-name="T25"><text:line-break/></text:span><text:span text:style-name="T29">read</text:span><text:span text:style-name="T25"> -s password<text:line-break/></text:span><text:span text:style-name="T29">echo</text:span><text:span text:style-name="T25"> </text:span><text:span text:style-name="T27">"Contraseña guardada de forma segura."</text:span></text:p>
          </table:table-cell>
        </table:table-row>
      </table:table>
      <text:p text:style-name="P22"><text:span text:style-name="T10">Explicación</text:span>:</text:p>
      <text:list xml:id="list499086595" text:style-name="WWNum45">
        <text:list-item>
          <text:p text:style-name="P83">Pide al usuario que introduzca una contraseña, utilizando la opción <text:span text:style-name="T23">-s</text:span> para <text:span text:style-name="T23">read</text:span> que evita que la entrada se muestre en la pantalla.</text:p>
        </text:list-item>
      </text:list>
      <text:p text:style-name="P96"><text:bookmark text:name="_2d9k41mq5bss"/><text:span text:style-name="T21">Elección múltiple</text:span></text:p>
      <table:table table:name="Table35" table:style-name="Table35">
        <table:table-column table:style-name="Table35.A"/>
        <table:table-row table:style-name="Table35.1">
          <table:table-cell table:style-name="Table35.A1" office:value-type="string">
            <text:p text:style-name="P92"><text:span text:style-name="T29">echo</text:span><text:span text:style-name="T25"> </text:span><text:span text:style-name="T27">"Elige tu color favorito (Rojo, Verde, Azul):"</text:span><text:span text:style-name="T25"><text:line-break/></text:span><text:span text:style-name="T29">read</text:span><text:span text:style-name="T25"> colorFavorito<text:line-break/></text:span><text:span text:style-name="T26">case</text:span><text:span text:style-name="T25"> </text:span><text:span text:style-name="T28">$colorFavorito</text:span><text:span text:style-name="T25"> </text:span><text:span text:style-name="T26">in</text:span><text:span text:style-name="T25"><text:line-break/> <text:s text:c="3"/>Rojo) </text:span><text:span text:style-name="T29">echo</text:span><text:span text:style-name="T25"> </text:span><text:span text:style-name="T27">"Has elegido Rojo."</text:span><text:span text:style-name="T25"> ;;<text:line-break/> <text:s text:c="3"/>Verde) </text:span><text:span text:style-name="T29">echo</text:span><text:span text:style-name="T25"> </text:span><text:span text:style-name="T27">"Has elegido Verde."</text:span><text:span text:style-name="T25"> ;;<text:line-break/> <text:s text:c="3"/>Azul) </text:span><text:span text:style-name="T29">echo</text:span><text:span text:style-name="T25"> </text:span><text:span text:style-name="T27">"Has elegido Azul."</text:span><text:span text:style-name="T25"> ;;<text:line-break/> <text:s text:c="3"/>*) </text:span><text:span text:style-name="T29">echo</text:span><text:span text:style-name="T25"> </text:span><text:span text:style-name="T27">"No has elegido un color válido."</text:span><text:span text:style-name="T25"> ;;<text:line-break/></text:span><text:span text:style-name="T26">esac</text:span></text:p>
          </table:table-cell>
        </table:table-row>
      </table:table>
      <text:p text:style-name="P22"><text:span text:style-name="T10">Explicación</text:span>:</text:p>
      <text:list xml:id="list1986201141" text:style-name="WWNum15">
        <text:list-item>
          <text:p text:style-name="P84">Este script permite al usuario elegir entre tres opciones y utiliza <text:span text:style-name="T23">case</text:span> para manejar la respuesta.</text:p>
        </text:list-item>
      </text:list>
      <text:p text:style-name="P96"><text:bookmark text:name="_ax258yd5921j"/><text:span text:style-name="T21">Confirmación Sí/No</text:span></text:p>
      <table:table table:name="Table36" table:style-name="Table36">
        <table:table-column table:style-name="Table36.A"/>
        <table:table-row table:style-name="Table36.1">
          <table:table-cell table:style-name="Table36.A1" office:value-type="string">
            <text:p text:style-name="P92"><text:span text:style-name="T29">echo</text:span><text:span text:style-name="T25"> </text:span><text:span text:style-name="T27">"¿Deseas continuar? (sí/no)"</text:span><text:span text:style-name="T25"><text:line-break/></text:span><text:span text:style-name="T29">read</text:span><text:span text:style-name="T25"> confirmacion<text:line-break/></text:span><text:span text:style-name="T26">if</text:span><text:span text:style-name="T25"> [ </text:span><text:span text:style-name="T27">"</text:span><text:span text:style-name="T28">$confirmacion</text:span><text:span text:style-name="T27">"</text:span><text:span text:style-name="T25"> = </text:span><text:span text:style-name="T27">"sí"</text:span><text:span text:style-name="T25"> ]; </text:span><text:span text:style-name="T26">then</text:span><text:span text:style-name="T25"><text:line-break/> <text:s text:c="3"/></text:span><text:span text:style-name="T29">echo</text:span><text:span text:style-name="T25"> </text:span><text:span text:style-name="T27">"Proceso continuado."</text:span><text:span text:style-name="T25"><text:line-break/></text:span><text:span text:style-name="T26">else</text:span><text:span text:style-name="T25"><text:line-break/> <text:s text:c="3"/></text:span><text:span text:style-name="T29">echo</text:span><text:span text:style-name="T25"> </text:span><text:span text:style-name="T27">"Proceso detenido."</text:span><text:span text:style-name="T25"><text:line-break/></text:span><text:span text:style-name="T26">fi</text:span></text:p>
          </table:table-cell>
        </table:table-row>
      </table:table>
      <text:p text:style-name="P22"><text:span text:style-name="T10">Explicación</text:span>:</text:p>
      <text:list xml:id="list2153664415" text:style-name="WWNum41">
        <text:list-item>
          <text:p text:style-name="P85">Pide al usuario que confirme si desea continuar con el proceso. La acción se toma en base a su respuesta.</text:p>
        </text:list-item>
      </text:list>
      <text:p text:style-name="P23"/>
      <text:p text:style-name="P97"><text:bookmark text:name="_sy8f62qhwvr9"/></text:p>
      <text:p text:style-name="P96"><text:bookmark text:name="_u4t8jd24phk"/><text:span text:style-name="T21">Entrada de número con validación</text:span></text:p>
      <table:table table:name="Table37" table:style-name="Table37">
        <table:table-column table:style-name="Table37.A"/>
        <table:table-row table:style-name="Table37.1">
          <table:table-cell table:style-name="Table37.A1" office:value-type="string">
            <text:p text:style-name="P92"><text:span text:style-name="T26">while</text:span><text:span text:style-name="T25"> </text:span><text:span text:style-name="T28">true</text:span><text:span text:style-name="T25">; </text:span><text:span text:style-name="T26">do</text:span><text:span text:style-name="T25"><text:line-break/> <text:s text:c="3"/></text:span><text:span text:style-name="T29">echo</text:span><text:span text:style-name="T25"> </text:span><text:span text:style-name="T27">"Introduce un número (0-100):"</text:span><text:span text:style-name="T25"><text:line-break/> <text:s text:c="3"/></text:span><text:span text:style-name="T29">read</text:span><text:span text:style-name="T25"> numero<text:line-break/> <text:s text:c="3"/></text:span><text:span text:style-name="T26">if</text:span><text:span text:style-name="T25"> [[ </text:span><text:span text:style-name="T27">"</text:span><text:span text:style-name="T28">$numero</text:span><text:span text:style-name="T27">"</text:span><text:span text:style-name="T25"> =~ ^[0-9]+$ ]] &amp;&amp; [ </text:span><text:span text:style-name="T27">"</text:span><text:span text:style-name="T28">$numero</text:span><text:span text:style-name="T27">"</text:span><text:span text:style-name="T25"> -ge 0 ] &amp;&amp; [ </text:span><text:span text:style-name="T27">"</text:span><text:span text:style-name="T28">$numero</text:span><text:span text:style-name="T27">"</text:span><text:span text:style-name="T25"> -le 100 ]; </text:span><text:span text:style-name="T26">then</text:span><text:span text:style-name="T25"><text:line-break/> <text:s text:c="7"/></text:span><text:span text:style-name="T29">echo</text:span><text:span text:style-name="T25"> </text:span><text:span text:style-name="T27">"Número válido: </text:span><text:span text:style-name="T28">$numero</text:span><text:span text:style-name="T27">"</text:span><text:span text:style-name="T25"><text:line-break/> <text:s text:c="7"/></text:span><text:span text:style-name="T29">break</text:span><text:span text:style-name="T25"><text:line-break/> <text:s text:c="3"/></text:span><text:span text:style-name="T26">else</text:span><text:span text:style-name="T25"><text:line-break/> <text:s text:c="7"/></text:span><text:span text:style-name="T29">echo</text:span><text:span text:style-name="T25"> </text:span><text:span text:style-name="T27">"Introduce un número válido."</text:span><text:span text:style-name="T25"><text:line-break/> <text:s text:c="3"/></text:span><text:span text:style-name="T26">fi</text:span><text:span text:style-name="T25"><text:line-break/></text:span><text:span text:style-name="T26">done</text:span></text:p>
          </table:table-cell>
        </table:table-row>
      </table:table>
      <text:p text:style-name="P22"><text:span text:style-name="T10">Explicación</text:span>:</text:p>
      <text:list xml:id="list3448739091" text:style-name="WWNum28">
        <text:list-item>
          <text:p text:style-name="P86">Pide un número entre 0 y 100, asegurando que la entrada sea un entero válido dentro del rango especificado.</text:p>
        </text:list-item>
      </text:list>
      <text:p text:style-name="P96"><text:bookmark text:name="_58vddz85wonz"/><text:span text:style-name="T21">Lectura de fecha</text:span></text:p>
      <table:table table:name="Table38" table:style-name="Table38">
        <table:table-column table:style-name="Table38.A"/>
        <table:table-row table:style-name="Table38.1">
          <table:table-cell table:style-name="Table38.A1" office:value-type="string">
            <text:p text:style-name="P92"><text:span text:style-name="T29">echo</text:span><text:span text:style-name="T25"> </text:span><text:span text:style-name="T27">"Introduce tu fecha de nacimiento (formato: YYYY-MM-DD):"</text:span><text:span text:style-name="T25"><text:line-break/></text:span><text:span text:style-name="T29">read</text:span><text:span text:style-name="T25"> fecha<text:line-break/></text:span><text:span text:style-name="T29">echo</text:span><text:span text:style-name="T25"> </text:span><text:span text:style-name="T27">"Fecha de nacimiento: </text:span><text:span text:style-name="T28">$fecha</text:span><text:span text:style-name="T27">"</text:span></text:p>
          </table:table-cell>
        </table:table-row>
      </table:table>
      <text:p text:style-name="P22"><text:span text:style-name="T10">Explicación</text:span>:</text:p>
      <text:list xml:id="list325689258" text:style-name="WWNum27">
        <text:list-item>
          <text:p text:style-name="P87">Solicita la fecha de nacimiento del usuario y simplemente la imprime. Bash no tiene capacidad nativa para validar o convertir fechas sin comandos externos o scripts adicionales.</text:p>
        </text:list-item>
      </text:list>
      <text:p text:style-name="P96"><text:bookmark text:name="_68lu9yirl0zp"/><text:span text:style-name="T21">Lista de valores separados por comas</text:span></text:p>
      <table:table table:name="Table39" table:style-name="Table39">
        <table:table-column table:style-name="Table39.A"/>
        <table:table-row table:style-name="Table39.1">
          <table:table-cell table:style-name="Table39.A1" office:value-type="string">
            <text:p text:style-name="P92"><text:span text:style-name="T29">echo</text:span><text:span text:style-name="T25"> </text:span><text:span text:style-name="T27">"Introduce una lista de artículos, separados por comas:"</text:span><text:span text:style-name="T25"><text:line-break/></text:span><text:span text:style-name="T29">read</text:span><text:span text:style-name="T25"> items<text:line-break/>arrayItems=(</text:span><text:span text:style-name="T28">${items//,/ }</text:span><text:span text:style-name="T25">)<text:line-break/></text:span><text:span text:style-name="T29">echo</text:span><text:span text:style-name="T25"> </text:span><text:span text:style-name="T27">"Has introducido </text:span><text:span text:style-name="T28">${#arrayItems[@]}</text:span><text:span text:style-name="T27"> artículos."</text:span></text:p>
          </table:table-cell>
        </table:table-row>
      </table:table>
      <text:p text:style-name="P22"><text:span text:style-name="T10">Explicación</text:span>:</text:p>
      <text:list xml:id="list2235606605" text:style-name="WWNum18">
        <text:list-item>
          <text:p text:style-name="P38">Pide al usuario que introduzca una lista de artículos separados por comas y luego divide la cadena en un array de artículos individuales utilizando sustitución de patrones de Bash.</text:p>
        </text:list-item>
      </text:list>
      <text:list xml:id="list13642714315345" text:continue-list="list13641806142415" text:style-name="WWNum24">
        <text:list-item>
          <text:p text:style-name="P95"><text:bookmark text:name="_8lygiz2gx6y7"/>Ejercicios resueltos de ejemplo</text:p>
        </text:list-item>
      </text:list>
      <text:p text:style-name="P98"><text:bookmark text:name="_2akk1q27kch8"/><text:span text:style-name="T20">Ejercicio 1: Cálculo de descuentos de tienda en Bash</text:span></text:p>
      <text:p text:style-name="P22"><text:span text:style-name="T10">Enunciado:</text:span> Desarrolla un script en Bash para ayudar a una tienda a calcular descuentos en el punto de venta. El script debe:</text:p>
      <text:list xml:id="list4040766713" text:style-name="WWNum5">
        <text:list-item>
          <text:p text:style-name="P39">Solicitar al usuario el precio original de un producto.</text:p>
        </text:list-item>
        <text:list-item>
          <text:p text:style-name="P88">Solicitar al usuario el porcentaje de descuento a aplicar.</text:p>
        </text:list-item>
        <text:list-item>
          <text:p text:style-name="P88">Calcular y mostrar el precio final después del descuento.</text:p>
        </text:list-item>
        <text:list-item>
          <text:p text:style-name="P54">Manejar cualquier error de entrada (por ejemplo, entradas no numéricas o porcentajes inválidos).</text:p>
        </text:list-item>
      </text:list>
      <text:p text:style-name="P22"><text:span text:style-name="T10">Solución:</text:span></text:p>
      <table:table table:name="Table40" table:style-name="Table40">
        <table:table-column table:style-name="Table40.A"/>
        <table:table-row table:style-name="Table40.1">
          <table:table-cell table:style-name="Table40.A1" office:value-type="string">
            <text:p text:style-name="P92"><text:span text:style-name="T31">#!/bin/bash</text:span><text:span text:style-name="T25"><text:line-break/></text:span><text:span text:style-name="T29">echo</text:span><text:span text:style-name="T25"> </text:span><text:span text:style-name="T27">"Ingrese el precio original del producto:"</text:span><text:span text:style-name="T25"><text:line-break/></text:span><text:span text:style-name="T29">read</text:span><text:span text:style-name="T25"> precioOriginal<text:line-break/></text:span><text:span text:style-name="T29">echo</text:span><text:span text:style-name="T25"> </text:span><text:span text:style-name="T27">"Ingrese el porcentaje de descuento (sin '%'):"</text:span><text:span text:style-name="T25"><text:line-break/></text:span><text:span text:style-name="T29">read</text:span><text:span text:style-name="T25"> descuento<text:line-break/><text:line-break/></text:span><text:span text:style-name="T26">if</text:span><text:span text:style-name="T25"> ! [[ </text:span><text:span text:style-name="T27">"</text:span><text:span text:style-name="T28">$precioOriginal</text:span><text:span text:style-name="T27">"</text:span><text:span text:style-name="T25"> =~ ^[0-9]+(\.[0-9]+)?$ ]] || ! [[ </text:span><text:span text:style-name="T27">"</text:span><text:span text:style-name="T28">$descuento</text:span><text:span text:style-name="T27">"</text:span><text:span text:style-name="T25"> =~ ^[0-9]+(\.[0-9]+)?$ ]]; </text:span><text:span text:style-name="T26">then</text:span><text:span text:style-name="T25"><text:line-break/> <text:s text:c="3"/></text:span><text:span text:style-name="T29">echo</text:span><text:span text:style-name="T25"> </text:span><text:span text:style-name="T27">"Error: Entrada no válida."</text:span><text:span text:style-name="T25"><text:line-break/></text:span><text:span text:style-name="T26">elif</text:span><text:span text:style-name="T25"> [ </text:span><text:span text:style-name="T27">"</text:span><text:span text:style-name="T28">$descuento</text:span><text:span text:style-name="T27">"</text:span><text:span text:style-name="T25"> -lt 0 ] || [ </text:span><text:span text:style-name="T27">"</text:span><text:span text:style-name="T28">$descuento</text:span><text:span text:style-name="T27">"</text:span><text:span text:style-name="T25"> -gt 100 ]; </text:span><text:span text:style-name="T26">then</text:span><text:span text:style-name="T25"><text:line-break/> <text:s text:c="3"/></text:span><text:span text:style-name="T29">echo</text:span><text:span text:style-name="T25"> </text:span><text:span text:style-name="T27">"El porcentaje de descuento debe estar entre 0 y 100."</text:span><text:span text:style-name="T25"><text:line-break/></text:span><text:span text:style-name="T26">else</text:span><text:span text:style-name="T25"><text:line-break/> <text:s text:c="3"/>precioFinal=$(</text:span><text:span text:style-name="T29">echo</text:span><text:span text:style-name="T25"> </text:span><text:span text:style-name="T27">"scale=2; </text:span><text:span text:style-name="T28">$precioOriginal</text:span><text:span text:style-name="T27"> - (</text:span><text:span text:style-name="T28">$precioOriginal</text:span><text:span text:style-name="T27"> * </text:span><text:span text:style-name="T28">$descuento</text:span><text:span text:style-name="T27"> / 100)"</text:span><text:span text:style-name="T25"> | bc)<text:line-break/> <text:s text:c="3"/></text:span><text:span text:style-name="T29">echo</text:span><text:span text:style-name="T25"> </text:span><text:span text:style-name="T27">"El precio final después del descuento es: </text:span><text:span text:style-name="T28">$precioFinal</text:span><text:span text:style-name="T27">"</text:span><text:span text:style-name="T25"><text:line-break/></text:span><text:span text:style-name="T26">fi</text:span></text:p>
          </table:table-cell>
        </table:table-row>
      </table:table>
      <text:p text:style-name="P22"><text:span text:style-name="T10">Explicación:</text:span> El script pide al usuario que introduzca el precio original y el porcentaje de descuento. Ambos valores se validan para asegurar que son numéricos y que el descuento está en un rango aceptable. Se calcula el precio final aplicando el descuento al precio original.</text:p>
      <text:p text:style-name="P98"><text:bookmark text:name="_rv7pcxtz2tn6"/><text:span text:style-name="T20">Ejercicio 2: Registro de participantes en evento en Bash</text:span></text:p>
      <text:p text:style-name="P22"><text:span text:style-name="T10">Enunciado:</text:span> Crea un script en Bash para registrar participantes en un evento. El script debe:</text:p>
      <text:list xml:id="list2754143319" text:style-name="WWNum48">
        <text:list-item>
          <text:p text:style-name="P40">Solicitar el nombre, edad y correo electrónico de un participante.</text:p>
        </text:list-item>
        <text:list-item>
          <text:p text:style-name="P89">Verificar que la edad es mayor o igual a 18 años.</text:p>
        </text:list-item>
        <text:list-item>
          <text:p text:style-name="P89">Verificar que el correo electrónico tenga un formato válido.</text:p>
        </text:list-item>
        <text:list-item>
          <text:p text:style-name="P55">Imprimir un mensaje de confirmación con los datos del participante o un mensaje de error si hay problemas con la entrada.</text:p>
        </text:list-item>
      </text:list>
      <text:p text:style-name="P22"><text:span text:style-name="T10">Solución:</text:span></text:p>
      <table:table table:name="Table41" table:style-name="Table41">
        <table:table-column table:style-name="Table41.A"/>
        <table:table-row table:style-name="Table41.1">
          <table:table-cell table:style-name="Table41.A1" office:value-type="string">
            <text:p text:style-name="P92"><text:span text:style-name="T31">#!/bin/bash</text:span><text:span text:style-name="T25"><text:line-break/></text:span><text:span text:style-name="T29">echo</text:span><text:span text:style-name="T25"> </text:span><text:span text:style-name="T27">"Ingrese su nombre:"</text:span><text:span text:style-name="T25"><text:line-break/></text:span><text:span text:style-name="T29">read</text:span><text:span text:style-name="T25"> nombre<text:line-break/></text:span><text:span text:style-name="T29">echo</text:span><text:span text:style-name="T25"> </text:span><text:span text:style-name="T27">"Ingrese su edad:"</text:span><text:span text:style-name="T25"><text:line-break/></text:span><text:span text:style-name="T29">read</text:span><text:span text:style-name="T25"> edad<text:line-break/></text:span><text:span text:style-name="T29">echo</text:span><text:span text:style-name="T25"> </text:span><text:span text:style-name="T27">"Ingrese su correo electrónico:"</text:span><text:span text:style-name="T25"><text:line-break/></text:span><text:span text:style-name="T29">read</text:span><text:span text:style-name="T25"> email<text:line-break/><text:line-break/></text:span><text:span text:style-name="T26">if</text:span><text:span text:style-name="T25"> ! [[ </text:span><text:span text:style-name="T27">"</text:span><text:span text:style-name="T28">$edad</text:span><text:span text:style-name="T27">"</text:span><text:span text:style-name="T25"> =~ ^[0-9]+$ ]] || [ </text:span><text:span text:style-name="T27">"</text:span><text:span text:style-name="T28">$edad</text:span><text:span text:style-name="T27">"</text:span><text:span text:style-name="T25"> -lt 18 ]; </text:span><text:span text:style-name="T26">then</text:span><text:span text:style-name="T25"><text:line-break/> <text:s text:c="3"/></text:span><text:span text:style-name="T29">echo</text:span><text:span text:style-name="T25"> </text:span><text:span text:style-name="T27">"Debe ser mayor de 18 años para registrarse."</text:span><text:span text:style-name="T25"><text:line-break/></text:span><text:span text:style-name="T26">elif</text:span><text:span text:style-name="T25"> ! [[ </text:span><text:span text:style-name="T27">"</text:span><text:span text:style-name="T28">$email</text:span><text:span text:style-name="T27">"</text:span><text:span text:style-name="T25"> =~ ^[A-Za-z0-9._%+-]+@[A-Za-z0-9.-]+\.[A-Za-z]{2,4}$ ]]; </text:span><text:span text:style-name="T26">then</text:span><text:span text:style-name="T25"><text:line-break/> <text:s text:c="3"/></text:span><text:span text:style-name="T29">echo</text:span><text:span text:style-name="T25"> </text:span><text:span text:style-name="T27">"Formato de correo electrónico no válido."</text:span><text:span text:style-name="T25"><text:line-break/></text:span><text:span text:style-name="T26">else</text:span><text:span text:style-name="T25"><text:line-break/> <text:s text:c="3"/></text:span><text:span text:style-name="T29">echo</text:span><text:span text:style-name="T25"> </text:span><text:span text:style-name="T27">"Registro completado con éxito. Nombre: </text:span><text:span text:style-name="T28">$nombre</text:span><text:span text:style-name="T27">, Edad: </text:span><text:span text:style-name="T28">$edad</text:span><text:span text:style-name="T27">, Email: </text:span><text:span text:style-name="T28">$email</text:span><text:span text:style-name="T27">"</text:span><text:span text:style-name="T25"><text:line-break/></text:span><text:span text:style-name="T26">fi</text:span></text:p>
          </table:table-cell>
        </table:table-row>
      </table:table>
      <text:p text:style-name="P22"><text:span text:style-name="T10">Explicación:</text:span> El script recoge información básica del participante y verifica la edad para asegurarse de que cumpla con un mínimo requerido. También verifica que el correo electrónico introducido tenga un formato adecuado usando una expresión regular. Si alguna validación falla, se muestra un mensaje de error correspondiente. Si todo es correcto, se imprime un mensaje de confirmación.</text:p>
      <text:p text:style-name="P98"><text:bookmark text:name="_cdjl0vkm4wxa"/><text:span text:style-name="T20">Ejercicio 3: Simulador de autenticación en Bash</text:span></text:p>
      <text:p text:style-name="P22"><text:span text:style-name="T10">Enunciado:</text:span> Implementa un script en Bash que simule el proceso de autenticación de un usuario en un sistema. El script debe:</text:p>
      <text:list xml:id="list3272582076" text:style-name="WWNum3">
        <text:list-item>
          <text:p text:style-name="P41">Solicitar un nombre de usuario y una contraseña.</text:p>
        </text:list-item>
        <text:list-item>
          <text:p text:style-name="P90">Verificar que el nombre de usuario y la contraseña no estén vacíos.</text:p>
        </text:list-item>
        <text:list-item>
          <text:p text:style-name="P90">Simular la verificación de las credenciales (por ejemplo, nombre de usuario "admin" y contraseña "admin123").</text:p>
        </text:list-item>
        <text:list-item>
          <text:p text:style-name="P56">Imprimir un mensaje de éxito o de error en la autenticación.</text:p>
        </text:list-item>
      </text:list>
      <text:p text:style-name="P22"><text:span text:style-name="T10">Solución:</text:span></text:p>
      <table:table table:name="Table42" table:style-name="Table42">
        <table:table-column table:style-name="Table42.A"/>
        <table:table-row table:style-name="Table42.1">
          <table:table-cell table:style-name="Table42.A1" office:value-type="string">
            <text:p text:style-name="P92"><text:span text:style-name="T31">#!/bin/bash</text:span><text:span text:style-name="T25"><text:line-break/></text:span><text:span text:style-name="T29">echo</text:span><text:span text:style-name="T25"> </text:span><text:span text:style-name="T27">"Ingrese su nombre de usuario:"</text:span><text:span text:style-name="T25"><text:line-break/></text:span><text:span text:style-name="T29">read</text:span><text:span text:style-name="T25"> username<text:line-break/></text:span><text:span text:style-name="T29">echo</text:span><text:span text:style-name="T25"> </text:span><text:span text:style-name="T27">"Ingrese su contraseña:"</text:span><text:span text:style-name="T25"><text:line-break/></text:span><text:span text:style-name="T29">read</text:span><text:span text:style-name="T25"> password<text:line-break/><text:line-break/></text:span><text:span text:style-name="T26">if</text:span><text:span text:style-name="T25"> [[ -z </text:span><text:span text:style-name="T27">"</text:span><text:span text:style-name="T28">$username</text:span><text:span text:style-name="T27">"</text:span><text:span text:style-name="T25"> ]] || [[ -z </text:span><text:span text:style-name="T27">"</text:span><text:span text:style-name="T28">$password</text:span><text:span text:style-name="T27">"</text:span><text:span text:style-name="T25"> ]]; </text:span><text:span text:style-name="T26">then</text:span><text:span text:style-name="T25"><text:line-break/> <text:s text:c="3"/></text:span><text:span text:style-name="T29">echo</text:span><text:span text:style-name="T25"> </text:span><text:span text:style-name="T27">"Ni el nombre de usuario ni la contraseña pueden estar vacíos."</text:span><text:span text:style-name="T25"><text:line-break/></text:span><text:span text:style-name="T26">elif</text:span><text:span text:style-name="T25"> [[ </text:span><text:span text:style-name="T27">"</text:span><text:span text:style-name="T28">$username</text:span><text:span text:style-name="T27">"</text:span><text:span text:style-name="T25"> == </text:span><text:span text:style-name="T27">"admin"</text:span><text:span text:style-name="T25"> ]] &amp;&amp; [[ </text:span><text:span text:style-name="T27">"</text:span><text:span text:style-name="T28">$password</text:span><text:span text:style-name="T27">"</text:span><text:span text:style-name="T25"> == </text:span><text:span text:style-name="T27">"admin123"</text:span><text:span text:style-name="T25"> ]]; </text:span><text:span text:style-name="T26">then</text:span><text:span text:style-name="T25"><text:line-break/> <text:s text:c="3"/></text:span><text:span text:style-name="T29">echo</text:span><text:span text:style-name="T25"> </text:span><text:span text:style-name="T27">"Autenticación exitosa. Bienvenido </text:span><text:span text:style-name="T28">$username</text:span><text:span text:style-name="T27">!"</text:span><text:span text:style-name="T25"><text:line-break/></text:span><text:span text:style-name="T26">else</text:span><text:span text:style-name="T25"><text:line-break/> <text:s text:c="3"/></text:span><text:span text:style-name="T29">echo</text:span><text:span text:style-name="T25"> </text:span><text:span text:style-name="T27">"Nombre de usuario o contraseña incorrectos."</text:span><text:span text:style-name="T25"><text:line-break/></text:span><text:span text:style-name="T26">fi</text:span></text:p>
          </table:table-cell>
        </table:table-row>
      </table:table>
      <text:p text:style-name="P22"><text:span text:style-name="T10">Explicación:</text:span> Este script pide al usuario que introduzca su nombre de usuario y contraseña. Verifica que ninguno de los campos esté vacío. Comprueba si las credenciales coinciden con un conjunto predefinido ("admin" y "admin123"). Dependiendo de la validez de las credenciales, imprime un mensaje apropiado.</text:p>
      <text:list xml:id="list13642433541428" text:continue-list="list13642714315345" text:style-name="WWNum24">
        <text:list-item>
          <text:p text:style-name="P95"><text:bookmark text:name="_bctzfwncaa27"/>Bibliografía</text:p>
        </text:list-item>
      </text:list>
      <text:list xml:id="list629969484" text:style-name="WWNum31">
        <text:list-item>
          <text:p text:style-name="P42"><text:soft-page-break/>Bash Scripting Guide <text:a xlink:type="simple" xlink:href="https://www.tldp.org/LDP/Bash-Beginners-Guide/html/" text:style-name="ListLabel_20_442" text:visited-style-name="ListLabel_20_442"><text:span text:style-name="T32">https://www.tldp.org/LDP/Bash-Beginners-Guide/html/</text:span></text:a></text:p>
        </text:list-item>
        <text:list-item>
          <text:p text:style-name="P91">Advanced Bash-Scripting Guide <text:a xlink:type="simple" xlink:href="https://www.tldp.org/LDP/abs/html/" text:style-name="ListLabel_20_442" text:visited-style-name="ListLabel_20_442"><text:span text:style-name="T32">https://www.tldp.org/LDP/abs/html/</text:span></text:a></text:p>
        </text:list-item>
        <text:list-item>
          <text:p text:style-name="P91">Bash Guide for Beginners <text:a xlink:type="simple" xlink:href="https://www.tldp.org/LDP/Bash-Beginners-Guide/html/Bash-Beginners-Guide.html" text:style-name="ListLabel_20_442" text:visited-style-name="ListLabel_20_442"><text:span text:style-name="T32">https://www.tldp.org/LDP/Bash-Beginners-Guide/html/Bash-Beginners-Guide.html</text:span></text:a></text:p>
        </text:list-item>
        <text:list-item>
          <text:p text:style-name="P57">GNU Bash manual <text:a xlink:type="simple" xlink:href="https://www.gnu.org/software/bash/manual/" text:style-name="ListLabel_20_442" text:visited-style-name="ListLabel_20_442"><text:span text:style-name="T32">https://www.gnu.org/software/bash/manual/</text:span></text:a></text:p>
        </text:list-item>
      </text:list>
      <text:p text:style-name="P94"/>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oboto" svg:font-family="Roboto" style:font-family-generic="roman" style:font-pitch="variable"/>
    <style:font-face style:name="Roboto Mono" svg:font-family="'Roboto Mono'"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oboto1" svg:font-family="Roboto" style:font-family-generic="system" style:font-pitch="variable"/>
    <style:font-face style:name="Roboto Mono1" svg:font-family="'Roboto Mono'"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42" style:display-name="ListLabel 442"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13. Introducción a Bash Scripting - Parte 1</text:span></text:p>
      </style:header>
      <style:footer>
        <text:p text:style-name="MP4"><text:span text:style-name="MT1">CFGM Sistemas Microinformáticos y Redes<text:tab/><text:tab/>Unidad 13 - Página </text:span><text:page-number text:select-page="current">6</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2" meta:image-count="4" meta:object-count="0" meta:page-count="6" meta:paragraph-count="256" meta:word-count="3257" meta:character-count="20743" meta:non-whitespace-character-count="17593"/>
    <meta:generator>LibreOfficeDev/6.0.5.2$Linux_X86_64 LibreOffice_project/</meta:generator>
  </office:meta>
</office:document-meta>
</file>